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292.417">
            <text:p>292.417</text:p>
          </table:table-cell>
          <table:table-cell office:value-type="float" office:value="14.6658">
            <text:p>14.6658</text:p>
          </table:table-cell>
          <table:table-cell office:value-type="float" office:value="0">
            <text:p>0</text:p>
          </table:table-cell>
          <table:table-cell table:formula="of:=[.B1]/100" office:value-type="float" office:value="0.146658">
            <text:p>0.146658</text:p>
          </table:table-cell>
          <table:table-cell table:formula="of:=[.C1]/100" office:value-type="float" office:value="0">
            <text:p>0</text:p>
          </table:table-cell>
        </table:table-row>
        <table:table-row table:style-name="ro1">
          <table:table-cell office:value-type="float" office:value="299.697">
            <text:p>299.697</text:p>
          </table:table-cell>
          <table:table-cell office:value-type="float" office:value="15.5346">
            <text:p>15.5346</text:p>
          </table:table-cell>
          <table:table-cell office:value-type="float" office:value="0">
            <text:p>0</text:p>
          </table:table-cell>
          <table:table-cell table:formula="of:=[.B2]/100" office:value-type="float" office:value="0.155346">
            <text:p>0.155346</text:p>
          </table:table-cell>
          <table:table-cell table:formula="of:=[.C2]/100" office:value-type="float" office:value="0">
            <text:p>0</text:p>
          </table:table-cell>
        </table:table-row>
        <table:table-row table:style-name="ro1">
          <table:table-cell office:value-type="float" office:value="306.977">
            <text:p>306.977</text:p>
          </table:table-cell>
          <table:table-cell office:value-type="float" office:value="16.6924">
            <text:p>16.6924</text:p>
          </table:table-cell>
          <table:table-cell office:value-type="float" office:value="0">
            <text:p>0</text:p>
          </table:table-cell>
          <table:table-cell table:formula="of:=[.B3]/100" office:value-type="float" office:value="0.166924">
            <text:p>0.166924</text:p>
          </table:table-cell>
          <table:table-cell table:formula="of:=[.C3]/100" office:value-type="float" office:value="0">
            <text:p>0</text:p>
          </table:table-cell>
        </table:table-row>
        <table:table-row table:style-name="ro1">
          <table:table-cell office:value-type="float" office:value="313.043">
            <text:p>313.043</text:p>
          </table:table-cell>
          <table:table-cell office:value-type="float" office:value="17.9945">
            <text:p>17.9945</text:p>
          </table:table-cell>
          <table:table-cell office:value-type="float" office:value="0">
            <text:p>0</text:p>
          </table:table-cell>
          <table:table-cell table:formula="of:=[.B4]/100" office:value-type="float" office:value="0.179945">
            <text:p>0.179945</text:p>
          </table:table-cell>
          <table:table-cell table:formula="of:=[.C4]/100" office:value-type="float" office:value="0">
            <text:p>0</text:p>
          </table:table-cell>
        </table:table-row>
        <table:table-row table:style-name="ro1">
          <table:table-cell office:value-type="float" office:value="317.897">
            <text:p>317.897</text:p>
          </table:table-cell>
          <table:table-cell office:value-type="float" office:value="19.2962">
            <text:p>19.2962</text:p>
          </table:table-cell>
          <table:table-cell office:value-type="float" office:value="0">
            <text:p>0</text:p>
          </table:table-cell>
          <table:table-cell table:formula="of:=[.B5]/100" office:value-type="float" office:value="0.192962">
            <text:p>0.192962</text:p>
          </table:table-cell>
          <table:table-cell table:formula="of:=[.C5]/100" office:value-type="float" office:value="0">
            <text:p>0</text:p>
          </table:table-cell>
        </table:table-row>
        <table:table-row table:style-name="ro1">
          <table:table-cell office:value-type="float" office:value="322.75">
            <text:p>322.75</text:p>
          </table:table-cell>
          <table:table-cell office:value-type="float" office:value="20.598">
            <text:p>20.598</text:p>
          </table:table-cell>
          <table:table-cell office:value-type="float" office:value="0">
            <text:p>0</text:p>
          </table:table-cell>
          <table:table-cell table:formula="of:=[.B6]/100" office:value-type="float" office:value="0.20598">
            <text:p>0.20598</text:p>
          </table:table-cell>
          <table:table-cell table:formula="of:=[.C6]/100" office:value-type="float" office:value="0">
            <text:p>0</text:p>
          </table:table-cell>
        </table:table-row>
        <table:table-row table:style-name="ro1">
          <table:table-cell office:value-type="float" office:value="322.75">
            <text:p>322.75</text:p>
          </table:table-cell>
          <table:table-cell office:value-type="float" office:value="20.598">
            <text:p>20.598</text:p>
          </table:table-cell>
          <table:table-cell office:value-type="float" office:value="0">
            <text:p>0</text:p>
          </table:table-cell>
          <table:table-cell table:formula="of:=[.B7]/100" office:value-type="float" office:value="0.20598">
            <text:p>0.20598</text:p>
          </table:table-cell>
          <table:table-cell table:formula="of:=[.C7]/100" office:value-type="float" office:value="0">
            <text:p>0</text:p>
          </table:table-cell>
        </table:table-row>
        <table:table-row table:style-name="ro1">
          <table:table-cell office:value-type="float" office:value="327.604">
            <text:p>327.604</text:p>
          </table:table-cell>
          <table:table-cell office:value-type="float" office:value="21.8997">
            <text:p>21.8997</text:p>
          </table:table-cell>
          <table:table-cell office:value-type="float" office:value="3.83613">
            <text:p>3.83613</text:p>
          </table:table-cell>
          <table:table-cell table:formula="of:=[.B8]/100" office:value-type="float" office:value="0.218997">
            <text:p>0.218997</text:p>
          </table:table-cell>
          <table:table-cell table:formula="of:=[.C8]/100" office:value-type="float" office:value="0.0383613">
            <text:p>0.0383613</text:p>
          </table:table-cell>
        </table:table-row>
        <table:table-row table:style-name="ro1">
          <table:table-cell office:value-type="float" office:value="331.244">
            <text:p>331.244</text:p>
          </table:table-cell>
          <table:table-cell office:value-type="float" office:value="23.3457">
            <text:p>23.3457</text:p>
          </table:table-cell>
          <table:table-cell office:value-type="float" office:value="5.24596">
            <text:p>5.24596</text:p>
          </table:table-cell>
          <table:table-cell table:formula="of:=[.B9]/100" office:value-type="float" office:value="0.233457">
            <text:p>0.233457</text:p>
          </table:table-cell>
          <table:table-cell table:formula="of:=[.C9]/100" office:value-type="float" office:value="0.0524596">
            <text:p>0.0524596</text:p>
          </table:table-cell>
        </table:table-row>
        <table:table-row table:style-name="ro1">
          <table:table-cell office:value-type="float" office:value="332.457">
            <text:p>332.457</text:p>
          </table:table-cell>
          <table:table-cell office:value-type="float" office:value="23.9963">
            <text:p>23.9963</text:p>
          </table:table-cell>
          <table:table-cell office:value-type="float" office:value="5.71591">
            <text:p>5.71591</text:p>
          </table:table-cell>
          <table:table-cell table:formula="of:=[.B10]/100" office:value-type="float" office:value="0.239963">
            <text:p>0.239963</text:p>
          </table:table-cell>
          <table:table-cell table:formula="of:=[.C10]/100" office:value-type="float" office:value="0.0571591">
            <text:p>0.0571591</text:p>
          </table:table-cell>
        </table:table-row>
        <table:table-row table:style-name="ro1">
          <table:table-cell office:value-type="float" office:value="333.67">
            <text:p>333.67</text:p>
          </table:table-cell>
          <table:table-cell office:value-type="float" office:value="24.6468">
            <text:p>24.6468</text:p>
          </table:table-cell>
          <table:table-cell office:value-type="float" office:value="6.1979">
            <text:p>6.1979</text:p>
          </table:table-cell>
          <table:table-cell table:formula="of:=[.B11]/100" office:value-type="float" office:value="0.246468">
            <text:p>0.246468</text:p>
          </table:table-cell>
          <table:table-cell table:formula="of:=[.C11]/100" office:value-type="float" office:value="0.061979">
            <text:p>0.061979</text:p>
          </table:table-cell>
        </table:table-row>
        <table:table-row table:style-name="ro1">
          <table:table-cell office:value-type="float" office:value="336.097">
            <text:p>336.097</text:p>
          </table:table-cell>
          <table:table-cell office:value-type="float" office:value="26.0925">
            <text:p>26.0925</text:p>
          </table:table-cell>
          <table:table-cell office:value-type="float" office:value="7.16187">
            <text:p>7.16187</text:p>
          </table:table-cell>
          <table:table-cell table:formula="of:=[.B12]/100" office:value-type="float" office:value="0.260925">
            <text:p>0.260925</text:p>
          </table:table-cell>
          <table:table-cell table:formula="of:=[.C12]/100" office:value-type="float" office:value="0.0716187">
            <text:p>0.0716187</text:p>
          </table:table-cell>
        </table:table-row>
        <table:table-row table:style-name="ro1">
          <table:table-cell office:value-type="float" office:value="338.524">
            <text:p>338.524</text:p>
          </table:table-cell>
          <table:table-cell office:value-type="float" office:value="28.4775">
            <text:p>28.4775</text:p>
          </table:table-cell>
          <table:table-cell office:value-type="float" office:value="8.46304">
            <text:p>8.46304</text:p>
          </table:table-cell>
          <table:table-cell table:formula="of:=[.B13]/100" office:value-type="float" office:value="0.284775">
            <text:p>0.284775</text:p>
          </table:table-cell>
          <table:table-cell table:formula="of:=[.C13]/100" office:value-type="float" office:value="0.0846304">
            <text:p>0.0846304</text:p>
          </table:table-cell>
        </table:table-row>
        <table:table-row table:style-name="ro1">
          <table:table-cell office:value-type="float" office:value="342.164">
            <text:p>342.164</text:p>
          </table:table-cell>
          <table:table-cell office:value-type="float" office:value="32.055">
            <text:p>32.055</text:p>
          </table:table-cell>
          <table:table-cell office:value-type="float" office:value="9.909">
            <text:p>9.909</text:p>
          </table:table-cell>
          <table:table-cell table:formula="of:=[.B14]/100" office:value-type="float" office:value="0.32055">
            <text:p>0.32055</text:p>
          </table:table-cell>
          <table:table-cell table:formula="of:=[.C14]/100" office:value-type="float" office:value="0.09909">
            <text:p>0.09909</text:p>
          </table:table-cell>
        </table:table-row>
        <table:table-row table:style-name="ro1">
          <table:table-cell office:value-type="float" office:value="345.804">
            <text:p>345.804</text:p>
          </table:table-cell>
          <table:table-cell office:value-type="float" office:value="35.6324">
            <text:p>35.6324</text:p>
          </table:table-cell>
          <table:table-cell office:value-type="float" office:value="11.2105">
            <text:p>11.2105</text:p>
          </table:table-cell>
          <table:table-cell table:formula="of:=[.B15]/100" office:value-type="float" office:value="0.356324">
            <text:p>0.356324</text:p>
          </table:table-cell>
          <table:table-cell table:formula="of:=[.C15]/100" office:value-type="float" office:value="0.112105">
            <text:p>0.112105</text:p>
          </table:table-cell>
        </table:table-row>
        <table:table-row table:style-name="ro1">
          <table:table-cell office:value-type="float" office:value="347.017">
            <text:p>347.017</text:p>
          </table:table-cell>
          <table:table-cell office:value-type="float" office:value="40.546">
            <text:p>40.546</text:p>
          </table:table-cell>
          <table:table-cell office:value-type="float" office:value="11.9333">
            <text:p>11.9333</text:p>
          </table:table-cell>
          <table:table-cell table:formula="of:=[.B16]/100" office:value-type="float" office:value="0.40546">
            <text:p>0.40546</text:p>
          </table:table-cell>
          <table:table-cell table:formula="of:=[.C16]/100" office:value-type="float" office:value="0.119333">
            <text:p>0.119333</text:p>
          </table:table-cell>
        </table:table-row>
        <table:table-row table:style-name="ro1">
          <table:table-cell office:value-type="float" office:value="348.231">
            <text:p>348.231</text:p>
          </table:table-cell>
          <table:table-cell office:value-type="float" office:value="45.6041">
            <text:p>45.6041</text:p>
          </table:table-cell>
          <table:table-cell office:value-type="float" office:value="12.6561">
            <text:p>12.6561</text:p>
          </table:table-cell>
          <table:table-cell table:formula="of:=[.B17]/100" office:value-type="float" office:value="0.456041">
            <text:p>0.456041</text:p>
          </table:table-cell>
          <table:table-cell table:formula="of:=[.C17]/100" office:value-type="float" office:value="0.126561">
            <text:p>0.126561</text:p>
          </table:table-cell>
        </table:table-row>
        <table:table-row table:style-name="ro1">
          <table:table-cell office:value-type="float" office:value="351.871">
            <text:p>351.871</text:p>
          </table:table-cell>
          <table:table-cell office:value-type="float" office:value="48.2061">
            <text:p>48.2061</text:p>
          </table:table-cell>
          <table:table-cell office:value-type="float" office:value="14.1021">
            <text:p>14.1021</text:p>
          </table:table-cell>
          <table:table-cell table:formula="of:=[.B18]/100" office:value-type="float" office:value="0.482061">
            <text:p>0.482061</text:p>
          </table:table-cell>
          <table:table-cell table:formula="of:=[.C18]/100" office:value-type="float" office:value="0.141021">
            <text:p>0.141021</text:p>
          </table:table-cell>
        </table:table-row>
        <table:table-row table:style-name="ro1">
          <table:table-cell office:value-type="float" office:value="356.724">
            <text:p>356.724</text:p>
          </table:table-cell>
          <table:table-cell office:value-type="float" office:value="50.0377">
            <text:p>50.0377</text:p>
          </table:table-cell>
          <table:table-cell office:value-type="float" office:value="15.4038">
            <text:p>15.4038</text:p>
          </table:table-cell>
          <table:table-cell table:formula="of:=[.B19]/100" office:value-type="float" office:value="0.500377">
            <text:p>0.500377</text:p>
          </table:table-cell>
          <table:table-cell table:formula="of:=[.C19]/100" office:value-type="float" office:value="0.154038">
            <text:p>0.154038</text:p>
          </table:table-cell>
        </table:table-row>
        <table:table-row table:style-name="ro1">
          <table:table-cell office:value-type="float" office:value="359.151">
            <text:p>359.151</text:p>
          </table:table-cell>
          <table:table-cell office:value-type="float" office:value="50.9536">
            <text:p>50.9536</text:p>
          </table:table-cell>
          <table:table-cell office:value-type="float" office:value="16.5605">
            <text:p>16.5605</text:p>
          </table:table-cell>
          <table:table-cell table:formula="of:=[.B20]/100" office:value-type="float" office:value="0.509536">
            <text:p>0.509536</text:p>
          </table:table-cell>
          <table:table-cell table:formula="of:=[.C20]/100" office:value-type="float" office:value="0.165605">
            <text:p>0.165605</text:p>
          </table:table-cell>
        </table:table-row>
        <table:table-row table:style-name="ro1">
          <table:table-cell office:value-type="float" office:value="361.577">
            <text:p>361.577</text:p>
          </table:table-cell>
          <table:table-cell office:value-type="float" office:value="52.2754">
            <text:p>52.2754</text:p>
          </table:table-cell>
          <table:table-cell office:value-type="float" office:value="17.7171">
            <text:p>17.7171</text:p>
          </table:table-cell>
          <table:table-cell table:formula="of:=[.B21]/100" office:value-type="float" office:value="0.522754">
            <text:p>0.522754</text:p>
          </table:table-cell>
          <table:table-cell table:formula="of:=[.C21]/100" office:value-type="float" office:value="0.177171">
            <text:p>0.177171</text:p>
          </table:table-cell>
        </table:table-row>
        <table:table-row table:style-name="ro1">
          <table:table-cell office:value-type="float" office:value="365.217">
            <text:p>365.217</text:p>
          </table:table-cell>
          <table:table-cell office:value-type="float" office:value="54.2581">
            <text:p>54.2581</text:p>
          </table:table-cell>
          <table:table-cell office:value-type="float" office:value="19.1631">
            <text:p>19.1631</text:p>
          </table:table-cell>
          <table:table-cell table:formula="of:=[.B22]/100" office:value-type="float" office:value="0.542581">
            <text:p>0.542581</text:p>
          </table:table-cell>
          <table:table-cell table:formula="of:=[.C22]/100" office:value-type="float" office:value="0.191631">
            <text:p>0.191631</text:p>
          </table:table-cell>
        </table:table-row>
        <table:table-row table:style-name="ro1">
          <table:table-cell office:value-type="float" office:value="366.431">
            <text:p>366.431</text:p>
          </table:table-cell>
          <table:table-cell office:value-type="float" office:value="54.919">
            <text:p>54.919</text:p>
          </table:table-cell>
          <table:table-cell office:value-type="float" office:value="21.1865">
            <text:p>21.1865</text:p>
          </table:table-cell>
          <table:table-cell table:formula="of:=[.B23]/100" office:value-type="float" office:value="0.54919">
            <text:p>0.54919</text:p>
          </table:table-cell>
          <table:table-cell table:formula="of:=[.C23]/100" office:value-type="float" office:value="0.211865">
            <text:p>0.211865</text:p>
          </table:table-cell>
        </table:table-row>
        <table:table-row table:style-name="ro1">
          <table:table-cell office:value-type="float" office:value="367.644">
            <text:p>367.644</text:p>
          </table:table-cell>
          <table:table-cell office:value-type="float" office:value="55.5799">
            <text:p>55.5799</text:p>
          </table:table-cell>
          <table:table-cell office:value-type="float" office:value="21.9094">
            <text:p>21.9094</text:p>
          </table:table-cell>
          <table:table-cell table:formula="of:=[.B24]/100" office:value-type="float" office:value="0.555799">
            <text:p>0.555799</text:p>
          </table:table-cell>
          <table:table-cell table:formula="of:=[.C24]/100" office:value-type="float" office:value="0.219094">
            <text:p>0.219094</text:p>
          </table:table-cell>
        </table:table-row>
        <table:table-row table:style-name="ro1">
          <table:table-cell office:value-type="float" office:value="371.284">
            <text:p>371.284</text:p>
          </table:table-cell>
          <table:table-cell office:value-type="float" office:value="57.7966">
            <text:p>57.7966</text:p>
          </table:table-cell>
          <table:table-cell office:value-type="float" office:value="24.0779">
            <text:p>24.0779</text:p>
          </table:table-cell>
          <table:table-cell table:formula="of:=[.B25]/100" office:value-type="float" office:value="0.577966">
            <text:p>0.577966</text:p>
          </table:table-cell>
          <table:table-cell table:formula="of:=[.C25]/100" office:value-type="float" office:value="0.240779">
            <text:p>0.240779</text:p>
          </table:table-cell>
        </table:table-row>
        <table:table-row table:style-name="ro1">
          <table:table-cell office:value-type="float" office:value="374.924">
            <text:p>374.924</text:p>
          </table:table-cell>
          <table:table-cell office:value-type="float" office:value="60.0132">
            <text:p>60.0132</text:p>
          </table:table-cell>
          <table:table-cell office:value-type="float" office:value="25.3793">
            <text:p>25.3793</text:p>
          </table:table-cell>
          <table:table-cell table:formula="of:=[.B26]/100" office:value-type="float" office:value="0.600132">
            <text:p>0.600132</text:p>
          </table:table-cell>
          <table:table-cell table:formula="of:=[.C26]/100" office:value-type="float" office:value="0.253793">
            <text:p>0.253793</text:p>
          </table:table-cell>
        </table:table-row>
        <table:table-row table:style-name="ro1">
          <table:table-cell office:value-type="float" office:value="378.564">
            <text:p>378.564</text:p>
          </table:table-cell>
          <table:table-cell office:value-type="float" office:value="62.2299">
            <text:p>62.2299</text:p>
          </table:table-cell>
          <table:table-cell office:value-type="float" office:value="27.4033">
            <text:p>27.4033</text:p>
          </table:table-cell>
          <table:table-cell table:formula="of:=[.B27]/100" office:value-type="float" office:value="0.622299">
            <text:p>0.622299</text:p>
          </table:table-cell>
          <table:table-cell table:formula="of:=[.C27]/100" office:value-type="float" office:value="0.274033">
            <text:p>0.274033</text:p>
          </table:table-cell>
        </table:table-row>
        <table:table-row table:style-name="ro1">
          <table:table-cell office:value-type="float" office:value="383.418">
            <text:p>383.418</text:p>
          </table:table-cell>
          <table:table-cell office:value-type="float" office:value="63.5317">
            <text:p>63.5317</text:p>
          </table:table-cell>
          <table:table-cell office:value-type="float" office:value="27.8999">
            <text:p>27.8999</text:p>
          </table:table-cell>
          <table:table-cell table:formula="of:=[.B28]/100" office:value-type="float" office:value="0.635317">
            <text:p>0.635317</text:p>
          </table:table-cell>
          <table:table-cell table:formula="of:=[.C28]/100" office:value-type="float" office:value="0.278999">
            <text:p>0.278999</text:p>
          </table:table-cell>
        </table:table-row>
        <table:table-row table:style-name="ro1">
          <table:table-cell office:value-type="float" office:value="384.631">
            <text:p>384.631</text:p>
          </table:table-cell>
          <table:table-cell office:value-type="float" office:value="64.977">
            <text:p>64.977</text:p>
          </table:table-cell>
          <table:table-cell office:value-type="float" office:value="28.0241">
            <text:p>28.0241</text:p>
          </table:table-cell>
          <table:table-cell table:formula="of:=[.B29]/100" office:value-type="float" office:value="0.64977">
            <text:p>0.64977</text:p>
          </table:table-cell>
          <table:table-cell table:formula="of:=[.C29]/100" office:value-type="float" office:value="0.280241">
            <text:p>0.280241</text:p>
          </table:table-cell>
        </table:table-row>
        <table:table-row table:style-name="ro1">
          <table:table-cell office:value-type="float" office:value="387.058">
            <text:p>387.058</text:p>
          </table:table-cell>
          <table:table-cell office:value-type="float" office:value="65.941">
            <text:p>65.941</text:p>
          </table:table-cell>
          <table:table-cell office:value-type="float" office:value="28.2724">
            <text:p>28.2724</text:p>
          </table:table-cell>
          <table:table-cell table:formula="of:=[.B30]/100" office:value-type="float" office:value="0.65941">
            <text:p>0.65941</text:p>
          </table:table-cell>
          <table:table-cell table:formula="of:=[.C30]/100" office:value-type="float" office:value="0.282724">
            <text:p>0.282724</text:p>
          </table:table-cell>
        </table:table-row>
        <table:table-row table:style-name="ro1">
          <table:table-cell office:value-type="float" office:value="388.271">
            <text:p>388.271</text:p>
          </table:table-cell>
          <table:table-cell office:value-type="float" office:value="66.423">
            <text:p>66.423</text:p>
          </table:table-cell>
          <table:table-cell office:value-type="float" office:value="28.3966">
            <text:p>28.3966</text:p>
          </table:table-cell>
          <table:table-cell table:formula="of:=[.B31]/100" office:value-type="float" office:value="0.66423">
            <text:p>0.66423</text:p>
          </table:table-cell>
          <table:table-cell table:formula="of:=[.C31]/100" office:value-type="float" office:value="0.283966">
            <text:p>0.283966</text:p>
          </table:table-cell>
        </table:table-row>
        <table:table-row table:style-name="ro1">
          <table:table-cell office:value-type="float" office:value="391.911">
            <text:p>391.911</text:p>
          </table:table-cell>
          <table:table-cell office:value-type="float" office:value="67.7244">
            <text:p>67.7244</text:p>
          </table:table-cell>
          <table:table-cell office:value-type="float" office:value="28.769">
            <text:p>28.769</text:p>
          </table:table-cell>
          <table:table-cell table:formula="of:=[.B32]/100" office:value-type="float" office:value="0.677244">
            <text:p>0.677244</text:p>
          </table:table-cell>
          <table:table-cell table:formula="of:=[.C32]/100" office:value-type="float" office:value="0.28769">
            <text:p>0.28769</text:p>
          </table:table-cell>
        </table:table-row>
        <table:table-row table:style-name="ro1">
          <table:table-cell office:value-type="float" office:value="395.551">
            <text:p>395.551</text:p>
          </table:table-cell>
          <table:table-cell office:value-type="float" office:value="69.1704">
            <text:p>69.1704</text:p>
          </table:table-cell>
          <table:table-cell office:value-type="float" office:value="29.1415">
            <text:p>29.1415</text:p>
          </table:table-cell>
          <table:table-cell table:formula="of:=[.B33]/100" office:value-type="float" office:value="0.691704">
            <text:p>0.691704</text:p>
          </table:table-cell>
          <table:table-cell table:formula="of:=[.C33]/100" office:value-type="float" office:value="0.291415">
            <text:p>0.291415</text:p>
          </table:table-cell>
        </table:table-row>
        <table:table-row table:style-name="ro1">
          <table:table-cell office:value-type="float" office:value="400.404">
            <text:p>400.404</text:p>
          </table:table-cell>
          <table:table-cell office:value-type="float" office:value="71.1947">
            <text:p>71.1947</text:p>
          </table:table-cell>
          <table:table-cell office:value-type="float" office:value="30.5878">
            <text:p>30.5878</text:p>
          </table:table-cell>
          <table:table-cell table:formula="of:=[.B34]/100" office:value-type="float" office:value="0.711947">
            <text:p>0.711947</text:p>
          </table:table-cell>
          <table:table-cell table:formula="of:=[.C34]/100" office:value-type="float" office:value="0.305878">
            <text:p>0.305878</text:p>
          </table:table-cell>
        </table:table-row>
        <table:table-row table:style-name="ro1">
          <table:table-cell office:value-type="float" office:value="400.404">
            <text:p>400.404</text:p>
          </table:table-cell>
          <table:table-cell office:value-type="float" office:value="71.1947">
            <text:p>71.1947</text:p>
          </table:table-cell>
          <table:table-cell office:value-type="float" office:value="30.5878">
            <text:p>30.5878</text:p>
          </table:table-cell>
          <table:table-cell table:formula="of:=[.B35]/100" office:value-type="float" office:value="0.711947">
            <text:p>0.711947</text:p>
          </table:table-cell>
          <table:table-cell table:formula="of:=[.C35]/100" office:value-type="float" office:value="0.305878">
            <text:p>0.305878</text:p>
          </table:table-cell>
        </table:table-row>
        <table:table-row table:style-name="ro1">
          <table:table-cell office:value-type="float" office:value="405.258">
            <text:p>405.258</text:p>
          </table:table-cell>
          <table:table-cell office:value-type="float" office:value="72.4964">
            <text:p>72.4964</text:p>
          </table:table-cell>
          <table:table-cell office:value-type="float" office:value="31.5138">
            <text:p>31.5138</text:p>
          </table:table-cell>
          <table:table-cell table:formula="of:=[.B36]/100" office:value-type="float" office:value="0.724964">
            <text:p>0.724964</text:p>
          </table:table-cell>
          <table:table-cell table:formula="of:=[.C36]/100" office:value-type="float" office:value="0.315138">
            <text:p>0.315138</text:p>
          </table:table-cell>
        </table:table-row>
        <table:table-row table:style-name="ro1">
          <table:table-cell office:value-type="float" office:value="406.471">
            <text:p>406.471</text:p>
          </table:table-cell>
          <table:table-cell office:value-type="float" office:value="72.8098">
            <text:p>72.8098</text:p>
          </table:table-cell>
          <table:table-cell office:value-type="float" office:value="31.7453">
            <text:p>31.7453</text:p>
          </table:table-cell>
          <table:table-cell table:formula="of:=[.B37]/100" office:value-type="float" office:value="0.728098">
            <text:p>0.728098</text:p>
          </table:table-cell>
          <table:table-cell table:formula="of:=[.C37]/100" office:value-type="float" office:value="0.317453">
            <text:p>0.317453</text:p>
          </table:table-cell>
        </table:table-row>
        <table:table-row table:style-name="ro1">
          <table:table-cell office:value-type="float" office:value="410.111">
            <text:p>410.111</text:p>
          </table:table-cell>
          <table:table-cell office:value-type="float" office:value="73.75">
            <text:p>73.75</text:p>
          </table:table-cell>
          <table:table-cell office:value-type="float" office:value="33.1913">
            <text:p>33.1913</text:p>
          </table:table-cell>
          <table:table-cell table:formula="of:=[.B38]/100" office:value-type="float" office:value="0.7375">
            <text:p>0.7375</text:p>
          </table:table-cell>
          <table:table-cell table:formula="of:=[.C38]/100" office:value-type="float" office:value="0.331913">
            <text:p>0.331913</text:p>
          </table:table-cell>
        </table:table-row>
        <table:table-row table:style-name="ro1">
          <table:table-cell office:value-type="float" office:value="412.538">
            <text:p>412.538</text:p>
          </table:table-cell>
          <table:table-cell office:value-type="float" office:value="74.3768">
            <text:p>74.3768</text:p>
          </table:table-cell>
          <table:table-cell office:value-type="float" office:value="34.0589">
            <text:p>34.0589</text:p>
          </table:table-cell>
          <table:table-cell table:formula="of:=[.B39]/100" office:value-type="float" office:value="0.743768">
            <text:p>0.743768</text:p>
          </table:table-cell>
          <table:table-cell table:formula="of:=[.C39]/100" office:value-type="float" office:value="0.340589">
            <text:p>0.340589</text:p>
          </table:table-cell>
        </table:table-row>
        <table:table-row table:style-name="ro1">
          <table:table-cell office:value-type="float" office:value="413.751">
            <text:p>413.751</text:p>
          </table:table-cell>
          <table:table-cell office:value-type="float" office:value="74.6083">
            <text:p>74.6083</text:p>
          </table:table-cell>
          <table:table-cell office:value-type="float" office:value="34.4927">
            <text:p>34.4927</text:p>
          </table:table-cell>
          <table:table-cell table:formula="of:=[.B40]/100" office:value-type="float" office:value="0.746083">
            <text:p>0.746083</text:p>
          </table:table-cell>
          <table:table-cell table:formula="of:=[.C40]/100" office:value-type="float" office:value="0.344927">
            <text:p>0.344927</text:p>
          </table:table-cell>
        </table:table-row>
        <table:table-row table:style-name="ro1">
          <table:table-cell office:value-type="float" office:value="418.605">
            <text:p>418.605</text:p>
          </table:table-cell>
          <table:table-cell office:value-type="float" office:value="75.5343">
            <text:p>75.5343</text:p>
          </table:table-cell>
          <table:table-cell office:value-type="float" office:value="35.5343">
            <text:p>35.5343</text:p>
          </table:table-cell>
          <table:table-cell table:formula="of:=[.B41]/100" office:value-type="float" office:value="0.755343">
            <text:p>0.755343</text:p>
          </table:table-cell>
          <table:table-cell table:formula="of:=[.C41]/100" office:value-type="float" office:value="0.355343">
            <text:p>0.355343</text:p>
          </table:table-cell>
        </table:table-row>
        <table:table-row table:style-name="ro1">
          <table:table-cell office:value-type="float" office:value="419.818">
            <text:p>419.818</text:p>
          </table:table-cell>
          <table:table-cell office:value-type="float" office:value="75.8237">
            <text:p>75.8237</text:p>
          </table:table-cell>
          <table:table-cell office:value-type="float" office:value="35.7948">
            <text:p>35.7948</text:p>
          </table:table-cell>
          <table:table-cell table:formula="of:=[.B42]/100" office:value-type="float" office:value="0.758237">
            <text:p>0.758237</text:p>
          </table:table-cell>
          <table:table-cell table:formula="of:=[.C42]/100" office:value-type="float" office:value="0.357948">
            <text:p>0.357948</text:p>
          </table:table-cell>
        </table:table-row>
        <table:table-row table:style-name="ro1">
          <table:table-cell office:value-type="float" office:value="423.458">
            <text:p>423.458</text:p>
          </table:table-cell>
          <table:table-cell office:value-type="float" office:value="76.6916">
            <text:p>76.6916</text:p>
          </table:table-cell>
          <table:table-cell office:value-type="float" office:value="36.7711">
            <text:p>36.7711</text:p>
          </table:table-cell>
          <table:table-cell table:formula="of:=[.B43]/100" office:value-type="float" office:value="0.766916">
            <text:p>0.766916</text:p>
          </table:table-cell>
          <table:table-cell table:formula="of:=[.C43]/100" office:value-type="float" office:value="0.367711">
            <text:p>0.367711</text:p>
          </table:table-cell>
        </table:table-row>
        <table:table-row table:style-name="ro1">
          <table:table-cell office:value-type="float" office:value="424.671">
            <text:p>424.671</text:p>
          </table:table-cell>
          <table:table-cell office:value-type="float" office:value="77.1254">
            <text:p>77.1254</text:p>
          </table:table-cell>
          <table:table-cell office:value-type="float" office:value="37.0965">
            <text:p>37.0965</text:p>
          </table:table-cell>
          <table:table-cell table:formula="of:=[.B44]/100" office:value-type="float" office:value="0.771254">
            <text:p>0.771254</text:p>
          </table:table-cell>
          <table:table-cell table:formula="of:=[.C44]/100" office:value-type="float" office:value="0.370965">
            <text:p>0.370965</text:p>
          </table:table-cell>
        </table:table-row>
        <table:table-row table:style-name="ro1">
          <table:table-cell office:value-type="float" office:value="427.098">
            <text:p>427.098</text:p>
          </table:table-cell>
          <table:table-cell office:value-type="float" office:value="77.993">
            <text:p>77.993</text:p>
          </table:table-cell>
          <table:table-cell office:value-type="float" office:value="37.6173">
            <text:p>37.6173</text:p>
          </table:table-cell>
          <table:table-cell table:formula="of:=[.B45]/100" office:value-type="float" office:value="0.77993">
            <text:p>0.77993</text:p>
          </table:table-cell>
          <table:table-cell table:formula="of:=[.C45]/100" office:value-type="float" office:value="0.376173">
            <text:p>0.376173</text:p>
          </table:table-cell>
        </table:table-row>
        <table:table-row table:style-name="ro1">
          <table:table-cell office:value-type="float" office:value="430.738">
            <text:p>430.738</text:p>
          </table:table-cell>
          <table:table-cell office:value-type="float" office:value="78.9477">
            <text:p>78.9477</text:p>
          </table:table-cell>
          <table:table-cell office:value-type="float" office:value="38.3985">
            <text:p>38.3985</text:p>
          </table:table-cell>
          <table:table-cell table:formula="of:=[.B46]/100" office:value-type="float" office:value="0.789477">
            <text:p>0.789477</text:p>
          </table:table-cell>
          <table:table-cell table:formula="of:=[.C46]/100" office:value-type="float" office:value="0.383985">
            <text:p>0.383985</text:p>
          </table:table-cell>
        </table:table-row>
        <table:table-row table:style-name="ro1">
          <table:table-cell office:value-type="float" office:value="445.298">
            <text:p>445.298</text:p>
          </table:table-cell>
          <table:table-cell office:value-type="float" office:value="82.7662">
            <text:p>82.7662</text:p>
          </table:table-cell>
          <table:table-cell office:value-type="float" office:value="43.3566">
            <text:p>43.3566</text:p>
          </table:table-cell>
          <table:table-cell table:formula="of:=[.B47]/100" office:value-type="float" office:value="0.827662">
            <text:p>0.827662</text:p>
          </table:table-cell>
          <table:table-cell table:formula="of:=[.C47]/100" office:value-type="float" office:value="0.433566">
            <text:p>0.433566</text:p>
          </table:table-cell>
        </table:table-row>
        <table:table-row table:style-name="ro1">
          <table:table-cell office:value-type="float" office:value="447.725">
            <text:p>447.725</text:p>
          </table:table-cell>
          <table:table-cell office:value-type="float" office:value="83.4171">
            <text:p>83.4171</text:p>
          </table:table-cell>
          <table:table-cell office:value-type="float" office:value="44.183">
            <text:p>44.183</text:p>
          </table:table-cell>
          <table:table-cell table:formula="of:=[.B48]/100" office:value-type="float" office:value="0.834171">
            <text:p>0.834171</text:p>
          </table:table-cell>
          <table:table-cell table:formula="of:=[.C48]/100" office:value-type="float" office:value="0.44183">
            <text:p>0.44183</text:p>
          </table:table-cell>
        </table:table-row>
        <table:table-row table:style-name="ro1">
          <table:table-cell office:value-type="float" office:value="450.152">
            <text:p>450.152</text:p>
          </table:table-cell>
          <table:table-cell office:value-type="float" office:value="84.068">
            <text:p>84.068</text:p>
          </table:table-cell>
          <table:table-cell office:value-type="float" office:value="44.5207">
            <text:p>44.5207</text:p>
          </table:table-cell>
          <table:table-cell table:formula="of:=[.B49]/100" office:value-type="float" office:value="0.84068">
            <text:p>0.84068</text:p>
          </table:table-cell>
          <table:table-cell table:formula="of:=[.C49]/100" office:value-type="float" office:value="0.445207">
            <text:p>0.445207</text:p>
          </table:table-cell>
        </table:table-row>
        <table:table-row table:style-name="ro1">
          <table:table-cell office:value-type="float" office:value="455.005">
            <text:p>455.005</text:p>
          </table:table-cell>
          <table:table-cell office:value-type="float" office:value="85.3697">
            <text:p>85.3697</text:p>
          </table:table-cell>
          <table:table-cell office:value-type="float" office:value="45.1963">
            <text:p>45.1963</text:p>
          </table:table-cell>
          <table:table-cell table:formula="of:=[.B50]/100" office:value-type="float" office:value="0.853697">
            <text:p>0.853697</text:p>
          </table:table-cell>
          <table:table-cell table:formula="of:=[.C50]/100" office:value-type="float" office:value="0.451963">
            <text:p>0.451963</text:p>
          </table:table-cell>
        </table:table-row>
        <table:table-row table:style-name="ro1">
          <table:table-cell office:value-type="float" office:value="462.285">
            <text:p>462.285</text:p>
          </table:table-cell>
          <table:table-cell office:value-type="float" office:value="88.2616">
            <text:p>88.2616</text:p>
          </table:table-cell>
          <table:table-cell office:value-type="float" office:value="45.8483">
            <text:p>45.8483</text:p>
          </table:table-cell>
          <table:table-cell table:formula="of:=[.B51]/100" office:value-type="float" office:value="0.882616">
            <text:p>0.882616</text:p>
          </table:table-cell>
          <table:table-cell table:formula="of:=[.C51]/100" office:value-type="float" office:value="0.458483">
            <text:p>0.458483</text:p>
          </table:table-cell>
        </table:table-row>
        <table:table-row table:style-name="ro1">
          <table:table-cell office:value-type="float" office:value="464.712">
            <text:p>464.712</text:p>
          </table:table-cell>
          <table:table-cell office:value-type="float" office:value="88.6415">
            <text:p>88.6415</text:p>
          </table:table-cell>
          <table:table-cell office:value-type="float" office:value="46.0657">
            <text:p>46.0657</text:p>
          </table:table-cell>
          <table:table-cell table:formula="of:=[.B52]/100" office:value-type="float" office:value="0.886415">
            <text:p>0.886415</text:p>
          </table:table-cell>
          <table:table-cell table:formula="of:=[.C52]/100" office:value-type="float" office:value="0.460657">
            <text:p>0.460657</text:p>
          </table:table-cell>
        </table:table-row>
        <table:table-row table:style-name="ro1">
          <table:table-cell office:value-type="float" office:value="475.632">
            <text:p>475.632</text:p>
          </table:table-cell>
          <table:table-cell office:value-type="float" office:value="90.3512">
            <text:p>90.3512</text:p>
          </table:table-cell>
          <table:table-cell office:value-type="float" office:value="46.3573">
            <text:p>46.3573</text:p>
          </table:table-cell>
          <table:table-cell table:formula="of:=[.B53]/100" office:value-type="float" office:value="0.903512">
            <text:p>0.903512</text:p>
          </table:table-cell>
          <table:table-cell table:formula="of:=[.C53]/100" office:value-type="float" office:value="0.463573">
            <text:p>0.463573</text:p>
          </table:table-cell>
        </table:table-row>
        <table:table-row table:style-name="ro1">
          <table:table-cell office:value-type="float" office:value="479.272">
            <text:p>479.272</text:p>
          </table:table-cell>
          <table:table-cell office:value-type="float" office:value="90.9211">
            <text:p>90.9211</text:p>
          </table:table-cell>
          <table:table-cell office:value-type="float" office:value="47.6588">
            <text:p>47.6588</text:p>
          </table:table-cell>
          <table:table-cell table:formula="of:=[.B54]/100" office:value-type="float" office:value="0.909211">
            <text:p>0.909211</text:p>
          </table:table-cell>
          <table:table-cell table:formula="of:=[.C54]/100" office:value-type="float" office:value="0.476588">
            <text:p>0.476588</text:p>
          </table:table-cell>
        </table:table-row>
        <table:table-row table:style-name="ro1">
          <table:table-cell office:value-type="float" office:value="481.699">
            <text:p>481.699</text:p>
          </table:table-cell>
          <table:table-cell office:value-type="float" office:value="91.301">
            <text:p>91.301</text:p>
          </table:table-cell>
          <table:table-cell office:value-type="float" office:value="48.3097">
            <text:p>48.3097</text:p>
          </table:table-cell>
          <table:table-cell table:formula="of:=[.B55]/100" office:value-type="float" office:value="0.91301">
            <text:p>0.91301</text:p>
          </table:table-cell>
          <table:table-cell table:formula="of:=[.C55]/100" office:value-type="float" office:value="0.483097">
            <text:p>0.483097</text:p>
          </table:table-cell>
        </table:table-row>
        <table:table-row table:style-name="ro1">
          <table:table-cell office:value-type="float" office:value="484.125">
            <text:p>484.125</text:p>
          </table:table-cell>
          <table:table-cell office:value-type="float" office:value="91.5906">
            <text:p>91.5906</text:p>
          </table:table-cell>
          <table:table-cell office:value-type="float" office:value="48.9605">
            <text:p>48.9605</text:p>
          </table:table-cell>
          <table:table-cell table:formula="of:=[.B56]/100" office:value-type="float" office:value="0.915906">
            <text:p>0.915906</text:p>
          </table:table-cell>
          <table:table-cell table:formula="of:=[.C56]/100" office:value-type="float" office:value="0.489605">
            <text:p>0.489605</text:p>
          </table:table-cell>
        </table:table-row>
        <table:table-row table:style-name="ro1">
          <table:table-cell office:value-type="float" office:value="487.765">
            <text:p>487.765</text:p>
          </table:table-cell>
          <table:table-cell office:value-type="float" office:value="92.025">
            <text:p>92.025</text:p>
          </table:table-cell>
          <table:table-cell office:value-type="float" office:value="50.4065">
            <text:p>50.4065</text:p>
          </table:table-cell>
          <table:table-cell table:formula="of:=[.B57]/100" office:value-type="float" office:value="0.92025">
            <text:p>0.92025</text:p>
          </table:table-cell>
          <table:table-cell table:formula="of:=[.C57]/100" office:value-type="float" office:value="0.504065">
            <text:p>0.504065</text:p>
          </table:table-cell>
        </table:table-row>
        <table:table-row table:style-name="ro1">
          <table:table-cell office:value-type="float" office:value="490.192">
            <text:p>490.192</text:p>
          </table:table-cell>
          <table:table-cell office:value-type="float" office:value="92.3146">
            <text:p>92.3146</text:p>
          </table:table-cell>
          <table:table-cell office:value-type="float" office:value="51.7077">
            <text:p>51.7077</text:p>
          </table:table-cell>
          <table:table-cell table:formula="of:=[.B58]/100" office:value-type="float" office:value="0.923146">
            <text:p>0.923146</text:p>
          </table:table-cell>
          <table:table-cell table:formula="of:=[.C58]/100" office:value-type="float" office:value="0.517077">
            <text:p>0.517077</text:p>
          </table:table-cell>
        </table:table-row>
        <table:table-row table:style-name="ro1">
          <table:table-cell office:value-type="float" office:value="495.046">
            <text:p>495.046</text:p>
          </table:table-cell>
          <table:table-cell office:value-type="float" office:value="92.677">
            <text:p>92.677</text:p>
          </table:table-cell>
          <table:table-cell office:value-type="float" office:value="53.1539">
            <text:p>53.1539</text:p>
          </table:table-cell>
          <table:table-cell table:formula="of:=[.B59]/100" office:value-type="float" office:value="0.92677">
            <text:p>0.92677</text:p>
          </table:table-cell>
          <table:table-cell table:formula="of:=[.C59]/100" office:value-type="float" office:value="0.531539">
            <text:p>0.531539</text:p>
          </table:table-cell>
        </table:table-row>
        <table:table-row table:style-name="ro1">
          <table:table-cell office:value-type="float" office:value="498.686">
            <text:p>498.686</text:p>
          </table:table-cell>
          <table:table-cell office:value-type="float" office:value="92.9489">
            <text:p>92.9489</text:p>
          </table:table-cell>
          <table:table-cell office:value-type="float" office:value="55.1779">
            <text:p>55.1779</text:p>
          </table:table-cell>
          <table:table-cell table:formula="of:=[.B60]/100" office:value-type="float" office:value="0.929489">
            <text:p>0.929489</text:p>
          </table:table-cell>
          <table:table-cell table:formula="of:=[.C60]/100" office:value-type="float" office:value="0.551779">
            <text:p>0.551779</text:p>
          </table:table-cell>
        </table:table-row>
        <table:table-row table:style-name="ro1">
          <table:table-cell office:value-type="float" office:value="499.899">
            <text:p>499.899</text:p>
          </table:table-cell>
          <table:table-cell office:value-type="float" office:value="93.0395">
            <text:p>93.0395</text:p>
          </table:table-cell>
          <table:table-cell office:value-type="float" office:value="55.5033">
            <text:p>55.5033</text:p>
          </table:table-cell>
          <table:table-cell table:formula="of:=[.B61]/100" office:value-type="float" office:value="0.930395">
            <text:p>0.930395</text:p>
          </table:table-cell>
          <table:table-cell table:formula="of:=[.C61]/100" office:value-type="float" office:value="0.555033">
            <text:p>0.555033</text:p>
          </table:table-cell>
        </table:table-row>
        <table:table-row table:style-name="ro1">
          <table:table-cell office:value-type="float" office:value="503.539">
            <text:p>503.539</text:p>
          </table:table-cell>
          <table:table-cell office:value-type="float" office:value="93.3113">
            <text:p>93.3113</text:p>
          </table:table-cell>
          <table:table-cell office:value-type="float" office:value="56.4797">
            <text:p>56.4797</text:p>
          </table:table-cell>
          <table:table-cell table:formula="of:=[.B62]/100" office:value-type="float" office:value="0.933113">
            <text:p>0.933113</text:p>
          </table:table-cell>
          <table:table-cell table:formula="of:=[.C62]/100" office:value-type="float" office:value="0.564797">
            <text:p>0.564797</text:p>
          </table:table-cell>
        </table:table-row>
        <table:table-row table:style-name="ro1">
          <table:table-cell office:value-type="float" office:value="507.179">
            <text:p>507.179</text:p>
          </table:table-cell>
          <table:table-cell office:value-type="float" office:value="93.5831">
            <text:p>93.5831</text:p>
          </table:table-cell>
          <table:table-cell office:value-type="float" office:value="57.9256">
            <text:p>57.9256</text:p>
          </table:table-cell>
          <table:table-cell table:formula="of:=[.B63]/100" office:value-type="float" office:value="0.935831">
            <text:p>0.935831</text:p>
          </table:table-cell>
          <table:table-cell table:formula="of:=[.C63]/100" office:value-type="float" office:value="0.579256">
            <text:p>0.579256</text:p>
          </table:table-cell>
        </table:table-row>
        <table:table-row table:style-name="ro1">
          <table:table-cell office:value-type="float" office:value="509.606">
            <text:p>509.606</text:p>
          </table:table-cell>
          <table:table-cell office:value-type="float" office:value="93.7644">
            <text:p>93.7644</text:p>
          </table:table-cell>
          <table:table-cell office:value-type="float" office:value="58.8655">
            <text:p>58.8655</text:p>
          </table:table-cell>
          <table:table-cell table:formula="of:=[.B64]/100" office:value-type="float" office:value="0.937644">
            <text:p>0.937644</text:p>
          </table:table-cell>
          <table:table-cell table:formula="of:=[.C64]/100" office:value-type="float" office:value="0.588655">
            <text:p>0.588655</text:p>
          </table:table-cell>
        </table:table-row>
        <table:table-row table:style-name="ro1">
          <table:table-cell office:value-type="float" office:value="512.032">
            <text:p>512.032</text:p>
          </table:table-cell>
          <table:table-cell office:value-type="float" office:value="93.8934">
            <text:p>93.8934</text:p>
          </table:table-cell>
          <table:table-cell office:value-type="float" office:value="59.8054">
            <text:p>59.8054</text:p>
          </table:table-cell>
          <table:table-cell table:formula="of:=[.B65]/100" office:value-type="float" office:value="0.938934">
            <text:p>0.938934</text:p>
          </table:table-cell>
          <table:table-cell table:formula="of:=[.C65]/100" office:value-type="float" office:value="0.598054">
            <text:p>0.598054</text:p>
          </table:table-cell>
        </table:table-row>
        <table:table-row table:style-name="ro1">
          <table:table-cell office:value-type="float" office:value="514.459">
            <text:p>514.459</text:p>
          </table:table-cell>
          <table:table-cell office:value-type="float" office:value="94.0224">
            <text:p>94.0224</text:p>
          </table:table-cell>
          <table:table-cell office:value-type="float" office:value="61.2511">
            <text:p>61.2511</text:p>
          </table:table-cell>
          <table:table-cell table:formula="of:=[.B66]/100" office:value-type="float" office:value="0.940224">
            <text:p>0.940224</text:p>
          </table:table-cell>
          <table:table-cell table:formula="of:=[.C66]/100" office:value-type="float" office:value="0.612511">
            <text:p>0.612511</text:p>
          </table:table-cell>
        </table:table-row>
        <table:table-row table:style-name="ro1">
          <table:table-cell office:value-type="float" office:value="519.312">
            <text:p>519.312</text:p>
          </table:table-cell>
          <table:table-cell office:value-type="float" office:value="94.2805">
            <text:p>94.2805</text:p>
          </table:table-cell>
          <table:table-cell office:value-type="float" office:value="62.4083">
            <text:p>62.4083</text:p>
          </table:table-cell>
          <table:table-cell table:formula="of:=[.B67]/100" office:value-type="float" office:value="0.942805">
            <text:p>0.942805</text:p>
          </table:table-cell>
          <table:table-cell table:formula="of:=[.C67]/100" office:value-type="float" office:value="0.624083">
            <text:p>0.624083</text:p>
          </table:table-cell>
        </table:table-row>
        <table:table-row table:style-name="ro1">
          <table:table-cell office:value-type="float" office:value="520.526">
            <text:p>520.526</text:p>
          </table:table-cell>
          <table:table-cell office:value-type="float" office:value="94.345">
            <text:p>94.345</text:p>
          </table:table-cell>
          <table:table-cell office:value-type="float" office:value="62.7337">
            <text:p>62.7337</text:p>
          </table:table-cell>
          <table:table-cell table:formula="of:=[.B68]/100" office:value-type="float" office:value="0.94345">
            <text:p>0.94345</text:p>
          </table:table-cell>
          <table:table-cell table:formula="of:=[.C68]/100" office:value-type="float" office:value="0.627337">
            <text:p>0.627337</text:p>
          </table:table-cell>
        </table:table-row>
        <table:table-row table:style-name="ro1">
          <table:table-cell office:value-type="float" office:value="524.166">
            <text:p>524.166</text:p>
          </table:table-cell>
          <table:table-cell office:value-type="float" office:value="94.3892">
            <text:p>94.3892</text:p>
          </table:table-cell>
          <table:table-cell office:value-type="float" office:value="63.7101">
            <text:p>63.7101</text:p>
          </table:table-cell>
          <table:table-cell table:formula="of:=[.B69]/100" office:value-type="float" office:value="0.943892">
            <text:p>0.943892</text:p>
          </table:table-cell>
          <table:table-cell table:formula="of:=[.C69]/100" office:value-type="float" office:value="0.637101">
            <text:p>0.637101</text:p>
          </table:table-cell>
        </table:table-row>
        <table:table-row table:style-name="ro1">
          <table:table-cell office:value-type="float" office:value="532.659">
            <text:p>532.659</text:p>
          </table:table-cell>
          <table:table-cell office:value-type="float" office:value="94.4925">
            <text:p>94.4925</text:p>
          </table:table-cell>
          <table:table-cell office:value-type="float" office:value="66.7468">
            <text:p>66.7468</text:p>
          </table:table-cell>
          <table:table-cell table:formula="of:=[.B70]/100" office:value-type="float" office:value="0.944925">
            <text:p>0.944925</text:p>
          </table:table-cell>
          <table:table-cell table:formula="of:=[.C70]/100" office:value-type="float" office:value="0.667468">
            <text:p>0.667468</text:p>
          </table:table-cell>
        </table:table-row>
        <table:table-row table:style-name="ro1">
          <table:table-cell office:value-type="float" office:value="533.873">
            <text:p>533.873</text:p>
          </table:table-cell>
          <table:table-cell office:value-type="float" office:value="94.5216">
            <text:p>94.5216</text:p>
          </table:table-cell>
          <table:table-cell office:value-type="float" office:value="67.1806">
            <text:p>67.1806</text:p>
          </table:table-cell>
          <table:table-cell table:formula="of:=[.B71]/100" office:value-type="float" office:value="0.945216">
            <text:p>0.945216</text:p>
          </table:table-cell>
          <table:table-cell table:formula="of:=[.C71]/100" office:value-type="float" office:value="0.671806">
            <text:p>0.671806</text:p>
          </table:table-cell>
        </table:table-row>
        <table:table-row table:style-name="ro1">
          <table:table-cell office:value-type="float" office:value="544.793">
            <text:p>544.793</text:p>
          </table:table-cell>
          <table:table-cell office:value-type="float" office:value="94.7844">
            <text:p>94.7844</text:p>
          </table:table-cell>
          <table:table-cell office:value-type="float" office:value="70.4847">
            <text:p>70.4847</text:p>
          </table:table-cell>
          <table:table-cell table:formula="of:=[.B72]/100" office:value-type="float" office:value="0.947844">
            <text:p>0.947844</text:p>
          </table:table-cell>
          <table:table-cell table:formula="of:=[.C72]/100" office:value-type="float" office:value="0.704847">
            <text:p>0.704847</text:p>
          </table:table-cell>
        </table:table-row>
        <table:table-row table:style-name="ro1">
          <table:table-cell office:value-type="float" office:value="549.646">
            <text:p>549.646</text:p>
          </table:table-cell>
          <table:table-cell office:value-type="float" office:value="94.8498">
            <text:p>94.8498</text:p>
          </table:table-cell>
          <table:table-cell office:value-type="float" office:value="71.9532">
            <text:p>71.9532</text:p>
          </table:table-cell>
          <table:table-cell table:formula="of:=[.B73]/100" office:value-type="float" office:value="0.948498">
            <text:p>0.948498</text:p>
          </table:table-cell>
          <table:table-cell table:formula="of:=[.C73]/100" office:value-type="float" office:value="0.719532">
            <text:p>0.719532</text:p>
          </table:table-cell>
        </table:table-row>
        <table:table-row table:style-name="ro1">
          <table:table-cell office:value-type="float" office:value="555.713">
            <text:p>555.713</text:p>
          </table:table-cell>
          <table:table-cell office:value-type="float" office:value="94.9315">
            <text:p>94.9315</text:p>
          </table:table-cell>
          <table:table-cell office:value-type="float" office:value="72.574">
            <text:p>72.574</text:p>
          </table:table-cell>
          <table:table-cell table:formula="of:=[.B74]/100" office:value-type="float" office:value="0.949315">
            <text:p>0.949315</text:p>
          </table:table-cell>
          <table:table-cell table:formula="of:=[.C74]/100" office:value-type="float" office:value="0.72574">
            <text:p>0.72574</text:p>
          </table:table-cell>
        </table:table-row>
        <table:table-row table:style-name="ro1">
          <table:table-cell office:value-type="float" office:value="558.14">
            <text:p>558.14</text:p>
          </table:table-cell>
          <table:table-cell office:value-type="float" office:value="94.961">
            <text:p>94.961</text:p>
          </table:table-cell>
          <table:table-cell office:value-type="float" office:value="72.8223">
            <text:p>72.8223</text:p>
          </table:table-cell>
          <table:table-cell table:formula="of:=[.B75]/100" office:value-type="float" office:value="0.94961">
            <text:p>0.94961</text:p>
          </table:table-cell>
          <table:table-cell table:formula="of:=[.C75]/100" office:value-type="float" office:value="0.728223">
            <text:p>0.728223</text:p>
          </table:table-cell>
        </table:table-row>
        <table:table-row table:style-name="ro1">
          <table:table-cell office:value-type="float" office:value="567.846">
            <text:p>567.846</text:p>
          </table:table-cell>
          <table:table-cell office:value-type="float" office:value="95.079">
            <text:p>95.079</text:p>
          </table:table-cell>
          <table:table-cell office:value-type="float" office:value="73.8362">
            <text:p>73.8362</text:p>
          </table:table-cell>
          <table:table-cell table:formula="of:=[.B76]/100" office:value-type="float" office:value="0.95079">
            <text:p>0.95079</text:p>
          </table:table-cell>
          <table:table-cell table:formula="of:=[.C76]/100" office:value-type="float" office:value="0.738362">
            <text:p>0.738362</text:p>
          </table:table-cell>
        </table:table-row>
        <table:table-row table:style-name="ro1">
          <table:table-cell office:value-type="float" office:value="578.766">
            <text:p>578.766</text:p>
          </table:table-cell>
          <table:table-cell office:value-type="float" office:value="95.5151">
            <text:p>95.5151</text:p>
          </table:table-cell>
          <table:table-cell office:value-type="float" office:value="74.5614">
            <text:p>74.5614</text:p>
          </table:table-cell>
          <table:table-cell table:formula="of:=[.B77]/100" office:value-type="float" office:value="0.955151">
            <text:p>0.955151</text:p>
          </table:table-cell>
          <table:table-cell table:formula="of:=[.C77]/100" office:value-type="float" office:value="0.745614">
            <text:p>0.745614</text:p>
          </table:table-cell>
        </table:table-row>
        <table:table-row table:style-name="ro1">
          <table:table-cell office:value-type="float" office:value="578.766">
            <text:p>578.766</text:p>
          </table:table-cell>
          <table:table-cell office:value-type="float" office:value="95.5151">
            <text:p>95.5151</text:p>
          </table:table-cell>
          <table:table-cell office:value-type="float" office:value="74.5614">
            <text:p>74.5614</text:p>
          </table:table-cell>
          <table:table-cell table:formula="of:=[.B78]/100" office:value-type="float" office:value="0.955151">
            <text:p>0.955151</text:p>
          </table:table-cell>
          <table:table-cell table:formula="of:=[.C78]/100" office:value-type="float" office:value="0.745614">
            <text:p>0.745614</text:p>
          </table:table-cell>
        </table:table-row>
        <table:table-row table:style-name="ro1">
          <table:table-cell office:value-type="float" office:value="587.26">
            <text:p>587.26</text:p>
          </table:table-cell>
          <table:table-cell office:value-type="float" office:value="95.6183">
            <text:p>95.6183</text:p>
          </table:table-cell>
          <table:table-cell office:value-type="float" office:value="75.2859">
            <text:p>75.2859</text:p>
          </table:table-cell>
          <table:table-cell table:formula="of:=[.B79]/100" office:value-type="float" office:value="0.956183">
            <text:p>0.956183</text:p>
          </table:table-cell>
          <table:table-cell table:formula="of:=[.C79]/100" office:value-type="float" office:value="0.752859">
            <text:p>0.752859</text:p>
          </table:table-cell>
        </table:table-row>
        <table:table-row table:style-name="ro1">
          <table:table-cell office:value-type="float" office:value="590.9">
            <text:p>590.9</text:p>
          </table:table-cell>
          <table:table-cell office:value-type="float" office:value="95.6625">
            <text:p>95.6625</text:p>
          </table:table-cell>
          <table:table-cell office:value-type="float" office:value="75.7926">
            <text:p>75.7926</text:p>
          </table:table-cell>
          <table:table-cell table:formula="of:=[.B80]/100" office:value-type="float" office:value="0.956625">
            <text:p>0.956625</text:p>
          </table:table-cell>
          <table:table-cell table:formula="of:=[.C80]/100" office:value-type="float" office:value="0.757926">
            <text:p>0.757926</text:p>
          </table:table-cell>
        </table:table-row>
        <table:table-row table:style-name="ro1">
          <table:table-cell office:value-type="float" office:value="594.54">
            <text:p>594.54</text:p>
          </table:table-cell>
          <table:table-cell office:value-type="float" office:value="95.7598">
            <text:p>95.7598</text:p>
          </table:table-cell>
          <table:table-cell office:value-type="float" office:value="76.2993">
            <text:p>76.2993</text:p>
          </table:table-cell>
          <table:table-cell table:formula="of:=[.B81]/100" office:value-type="float" office:value="0.957598">
            <text:p>0.957598</text:p>
          </table:table-cell>
          <table:table-cell table:formula="of:=[.C81]/100" office:value-type="float" office:value="0.762993">
            <text:p>0.762993</text:p>
          </table:table-cell>
        </table:table-row>
        <table:table-row table:style-name="ro1">
          <table:table-cell office:value-type="float" office:value="601.82">
            <text:p>601.82</text:p>
          </table:table-cell>
          <table:table-cell office:value-type="float" office:value="95.9542">
            <text:p>95.9542</text:p>
          </table:table-cell>
          <table:table-cell office:value-type="float" office:value="77.4571">
            <text:p>77.4571</text:p>
          </table:table-cell>
          <table:table-cell table:formula="of:=[.B82]/100" office:value-type="float" office:value="0.959542">
            <text:p>0.959542</text:p>
          </table:table-cell>
          <table:table-cell table:formula="of:=[.C82]/100" office:value-type="float" office:value="0.774571">
            <text:p>0.774571</text:p>
          </table:table-cell>
        </table:table-row>
        <table:table-row table:style-name="ro1">
          <table:table-cell office:value-type="float" office:value="613.953">
            <text:p>613.953</text:p>
          </table:table-cell>
          <table:table-cell office:value-type="float" office:value="95.9571">
            <text:p>95.9571</text:p>
          </table:table-cell>
          <table:table-cell office:value-type="float" office:value="81.4012">
            <text:p>81.4012</text:p>
          </table:table-cell>
          <table:table-cell table:formula="of:=[.B83]/100" office:value-type="float" office:value="0.959571">
            <text:p>0.959571</text:p>
          </table:table-cell>
          <table:table-cell table:formula="of:=[.C83]/100" office:value-type="float" office:value="0.814012">
            <text:p>0.814012</text:p>
          </table:table-cell>
        </table:table-row>
        <table:table-row table:style-name="ro1">
          <table:table-cell office:value-type="float" office:value="615.167">
            <text:p>615.167</text:p>
          </table:table-cell>
          <table:table-cell office:value-type="float" office:value="95.943">
            <text:p>95.943</text:p>
          </table:table-cell>
          <table:table-cell office:value-type="float" office:value="81.7956">
            <text:p>81.7956</text:p>
          </table:table-cell>
          <table:table-cell table:formula="of:=[.B84]/100" office:value-type="float" office:value="0.95943">
            <text:p>0.95943</text:p>
          </table:table-cell>
          <table:table-cell table:formula="of:=[.C84]/100" office:value-type="float" office:value="0.817956">
            <text:p>0.817956</text:p>
          </table:table-cell>
        </table:table-row>
        <table:table-row table:style-name="ro1">
          <table:table-cell office:value-type="float" office:value="623.66">
            <text:p>623.66</text:p>
          </table:table-cell>
          <table:table-cell office:value-type="float" office:value="95.8438">
            <text:p>95.8438</text:p>
          </table:table-cell>
          <table:table-cell office:value-type="float" office:value="82.6647">
            <text:p>82.6647</text:p>
          </table:table-cell>
          <table:table-cell table:formula="of:=[.B85]/100" office:value-type="float" office:value="0.958438">
            <text:p>0.958438</text:p>
          </table:table-cell>
          <table:table-cell table:formula="of:=[.C85]/100" office:value-type="float" office:value="0.826647">
            <text:p>0.826647</text:p>
          </table:table-cell>
        </table:table-row>
        <table:table-row table:style-name="ro1">
          <table:table-cell office:value-type="float" office:value="626.087">
            <text:p>626.087</text:p>
          </table:table-cell>
          <table:table-cell office:value-type="float" office:value="95.8155">
            <text:p>95.8155</text:p>
          </table:table-cell>
          <table:table-cell office:value-type="float" office:value="82.9543">
            <text:p>82.9543</text:p>
          </table:table-cell>
          <table:table-cell table:formula="of:=[.B86]/100" office:value-type="float" office:value="0.958155">
            <text:p>0.958155</text:p>
          </table:table-cell>
          <table:table-cell table:formula="of:=[.C86]/100" office:value-type="float" office:value="0.829543">
            <text:p>0.829543</text:p>
          </table:table-cell>
        </table:table-row>
        <table:table-row table:style-name="ro1">
          <table:table-cell office:value-type="float" office:value="632.154">
            <text:p>632.154</text:p>
          </table:table-cell>
          <table:table-cell office:value-type="float" office:value="95.8973">
            <text:p>95.8973</text:p>
          </table:table-cell>
          <table:table-cell office:value-type="float" office:value="83.6783">
            <text:p>83.6783</text:p>
          </table:table-cell>
          <table:table-cell table:formula="of:=[.B87]/100" office:value-type="float" office:value="0.958973">
            <text:p>0.958973</text:p>
          </table:table-cell>
          <table:table-cell table:formula="of:=[.C87]/100" office:value-type="float" office:value="0.836783">
            <text:p>0.836783</text:p>
          </table:table-cell>
        </table:table-row>
        <table:table-row table:style-name="ro1">
          <table:table-cell office:value-type="float" office:value="637.007">
            <text:p>637.007</text:p>
          </table:table-cell>
          <table:table-cell office:value-type="float" office:value="95.9627">
            <text:p>95.9627</text:p>
          </table:table-cell>
          <table:table-cell office:value-type="float" office:value="83.8721">
            <text:p>83.8721</text:p>
          </table:table-cell>
          <table:table-cell table:formula="of:=[.B88]/100" office:value-type="float" office:value="0.959627">
            <text:p>0.959627</text:p>
          </table:table-cell>
          <table:table-cell table:formula="of:=[.C88]/100" office:value-type="float" office:value="0.838721">
            <text:p>0.838721</text:p>
          </table:table-cell>
        </table:table-row>
        <table:table-row table:style-name="ro1">
          <table:table-cell office:value-type="float" office:value="643.074">
            <text:p>643.074</text:p>
          </table:table-cell>
          <table:table-cell office:value-type="float" office:value="95.9641">
            <text:p>95.9641</text:p>
          </table:table-cell>
          <table:table-cell office:value-type="float" office:value="84.1144">
            <text:p>84.1144</text:p>
          </table:table-cell>
          <table:table-cell table:formula="of:=[.B89]/100" office:value-type="float" office:value="0.959641">
            <text:p>0.959641</text:p>
          </table:table-cell>
          <table:table-cell table:formula="of:=[.C89]/100" office:value-type="float" office:value="0.841144">
            <text:p>0.841144</text:p>
          </table:table-cell>
        </table:table-row>
        <table:table-row table:style-name="ro1">
          <table:table-cell office:value-type="float" office:value="649.141">
            <text:p>649.141</text:p>
          </table:table-cell>
          <table:table-cell office:value-type="float" office:value="95.9656">
            <text:p>95.9656</text:p>
          </table:table-cell>
          <table:table-cell office:value-type="float" office:value="83.9553">
            <text:p>83.9553</text:p>
          </table:table-cell>
          <table:table-cell table:formula="of:=[.B90]/100" office:value-type="float" office:value="0.959656">
            <text:p>0.959656</text:p>
          </table:table-cell>
          <table:table-cell table:formula="of:=[.C90]/100" office:value-type="float" office:value="0.839553">
            <text:p>0.839553</text:p>
          </table:table-cell>
        </table:table-row>
        <table:table-row table:style-name="ro1">
          <table:table-cell office:value-type="float" office:value="653.994">
            <text:p>653.994</text:p>
          </table:table-cell>
          <table:table-cell office:value-type="float" office:value="95.9668">
            <text:p>95.9668</text:p>
          </table:table-cell>
          <table:table-cell office:value-type="float" office:value="83.828">
            <text:p>83.828</text:p>
          </table:table-cell>
          <table:table-cell table:formula="of:=[.B91]/100" office:value-type="float" office:value="0.959668">
            <text:p>0.959668</text:p>
          </table:table-cell>
          <table:table-cell table:formula="of:=[.C91]/100" office:value-type="float" office:value="0.83828">
            <text:p>0.83828</text:p>
          </table:table-cell>
        </table:table-row>
        <table:table-row table:style-name="ro1">
          <table:table-cell office:value-type="float" office:value="661.274">
            <text:p>661.274</text:p>
          </table:table-cell>
          <table:table-cell office:value-type="float" office:value="95.9685">
            <text:p>95.9685</text:p>
          </table:table-cell>
          <table:table-cell office:value-type="float" office:value="82.9627">
            <text:p>82.9627</text:p>
          </table:table-cell>
          <table:table-cell table:formula="of:=[.B92]/100" office:value-type="float" office:value="0.959685">
            <text:p>0.959685</text:p>
          </table:table-cell>
          <table:table-cell table:formula="of:=[.C92]/100" office:value-type="float" office:value="0.829627">
            <text:p>0.829627</text:p>
          </table:table-cell>
        </table:table-row>
        <table:table-row table:style-name="ro1">
          <table:table-cell office:value-type="float" office:value="662.487">
            <text:p>662.487</text:p>
          </table:table-cell>
          <table:table-cell office:value-type="float" office:value="95.9977">
            <text:p>95.9977</text:p>
          </table:table-cell>
          <table:table-cell office:value-type="float" office:value="82.8185">
            <text:p>82.8185</text:p>
          </table:table-cell>
          <table:table-cell table:formula="of:=[.B93]/100" office:value-type="float" office:value="0.959977">
            <text:p>0.959977</text:p>
          </table:table-cell>
          <table:table-cell table:formula="of:=[.C93]/100" office:value-type="float" office:value="0.828185">
            <text:p>0.828185</text:p>
          </table:table-cell>
        </table:table-row>
        <table:table-row table:style-name="ro1">
          <table:table-cell office:value-type="float" office:value="668.554">
            <text:p>668.554</text:p>
          </table:table-cell>
          <table:table-cell office:value-type="float" office:value="96.1437">
            <text:p>96.1437</text:p>
          </table:table-cell>
          <table:table-cell office:value-type="float" office:value="81.6639">
            <text:p>81.6639</text:p>
          </table:table-cell>
          <table:table-cell table:formula="of:=[.B94]/100" office:value-type="float" office:value="0.961437">
            <text:p>0.961437</text:p>
          </table:table-cell>
          <table:table-cell table:formula="of:=[.C94]/100" office:value-type="float" office:value="0.816639">
            <text:p>0.816639</text:p>
          </table:table-cell>
        </table:table-row>
        <table:table-row table:style-name="ro1">
          <table:table-cell office:value-type="float" office:value="673.407">
            <text:p>673.407</text:p>
          </table:table-cell>
          <table:table-cell office:value-type="float" office:value="96.2605">
            <text:p>96.2605</text:p>
          </table:table-cell>
          <table:table-cell office:value-type="float" office:value="81.2522">
            <text:p>81.2522</text:p>
          </table:table-cell>
          <table:table-cell table:formula="of:=[.B95]/100" office:value-type="float" office:value="0.962605">
            <text:p>0.962605</text:p>
          </table:table-cell>
          <table:table-cell table:formula="of:=[.C95]/100" office:value-type="float" office:value="0.812522">
            <text:p>0.812522</text:p>
          </table:table-cell>
        </table:table-row>
        <table:table-row table:style-name="ro1">
          <table:table-cell office:value-type="float" office:value="677.048">
            <text:p>677.048</text:p>
          </table:table-cell>
          <table:table-cell office:value-type="float" office:value="96.2613">
            <text:p>96.2613</text:p>
          </table:table-cell>
          <table:table-cell office:value-type="float" office:value="80.9434">
            <text:p>80.9434</text:p>
          </table:table-cell>
          <table:table-cell table:formula="of:=[.B96]/100" office:value-type="float" office:value="0.962613">
            <text:p>0.962613</text:p>
          </table:table-cell>
          <table:table-cell table:formula="of:=[.C96]/100" office:value-type="float" office:value="0.809434">
            <text:p>0.809434</text:p>
          </table:table-cell>
        </table:table-row>
        <table:table-row table:style-name="ro1">
          <table:table-cell office:value-type="float" office:value="680.688">
            <text:p>680.688</text:p>
          </table:table-cell>
          <table:table-cell office:value-type="float" office:value="96.2622">
            <text:p>96.2622</text:p>
          </table:table-cell>
          <table:table-cell office:value-type="float" office:value="82.1004">
            <text:p>82.1004</text:p>
          </table:table-cell>
          <table:table-cell table:formula="of:=[.B97]/100" office:value-type="float" office:value="0.962622">
            <text:p>0.962622</text:p>
          </table:table-cell>
          <table:table-cell table:formula="of:=[.C97]/100" office:value-type="float" office:value="0.821004">
            <text:p>0.821004</text:p>
          </table:table-cell>
        </table:table-row>
        <table:table-row table:style-name="ro1">
          <table:table-cell office:value-type="float" office:value="684.328">
            <text:p>684.328</text:p>
          </table:table-cell>
          <table:table-cell office:value-type="float" office:value="96.2631">
            <text:p>96.2631</text:p>
          </table:table-cell>
          <table:table-cell office:value-type="float" office:value="84.3772">
            <text:p>84.3772</text:p>
          </table:table-cell>
          <table:table-cell table:formula="of:=[.B98]/100" office:value-type="float" office:value="0.962631">
            <text:p>0.962631</text:p>
          </table:table-cell>
          <table:table-cell table:formula="of:=[.C98]/100" office:value-type="float" office:value="0.843772">
            <text:p>0.843772</text:p>
          </table:table-cell>
        </table:table-row>
        <table:table-row table:style-name="ro1">
          <table:table-cell office:value-type="float" office:value="685.541">
            <text:p>685.541</text:p>
          </table:table-cell>
          <table:table-cell office:value-type="float" office:value="96.2923">
            <text:p>96.2923</text:p>
          </table:table-cell>
          <table:table-cell office:value-type="float" office:value="85.1362">
            <text:p>85.1362</text:p>
          </table:table-cell>
          <table:table-cell table:formula="of:=[.B99]/100" office:value-type="float" office:value="0.962923">
            <text:p>0.962923</text:p>
          </table:table-cell>
          <table:table-cell table:formula="of:=[.C99]/100" office:value-type="float" office:value="0.851362">
            <text:p>0.851362</text:p>
          </table:table-cell>
        </table:table-row>
        <table:table-row table:style-name="ro1">
          <table:table-cell office:value-type="float" office:value="686.754">
            <text:p>686.754</text:p>
          </table:table-cell>
          <table:table-cell office:value-type="float" office:value="96.3215">
            <text:p>96.3215</text:p>
          </table:table-cell>
          <table:table-cell office:value-type="float" office:value="86.5816">
            <text:p>86.5816</text:p>
          </table:table-cell>
          <table:table-cell table:formula="of:=[.B100]/100" office:value-type="float" office:value="0.963215">
            <text:p>0.963215</text:p>
          </table:table-cell>
          <table:table-cell table:formula="of:=[.C100]/100" office:value-type="float" office:value="0.865816">
            <text:p>0.865816</text:p>
          </table:table-cell>
        </table:table-row>
        <table:table-row table:style-name="ro1">
          <table:table-cell office:value-type="float" office:value="690.394">
            <text:p>690.394</text:p>
          </table:table-cell>
          <table:table-cell office:value-type="float" office:value="96.4091">
            <text:p>96.4091</text:p>
          </table:table-cell>
          <table:table-cell office:value-type="float" office:value="92.9408">
            <text:p>92.9408</text:p>
          </table:table-cell>
          <table:table-cell table:formula="of:=[.B101]/100" office:value-type="float" office:value="0.964091">
            <text:p>0.964091</text:p>
          </table:table-cell>
          <table:table-cell table:formula="of:=[.C101]/100" office:value-type="float" office:value="0.929408">
            <text:p>0.929408</text:p>
          </table:table-cell>
        </table:table-row>
        <table:table-row table:style-name="ro1">
          <table:table-cell office:value-type="float" office:value="692.821">
            <text:p>692.821</text:p>
          </table:table-cell>
          <table:table-cell office:value-type="float" office:value="96.4674">
            <text:p>96.4674</text:p>
          </table:table-cell>
          <table:table-cell office:value-type="float" office:value="91.2073">
            <text:p>91.2073</text:p>
          </table:table-cell>
          <table:table-cell table:formula="of:=[.B102]/100" office:value-type="float" office:value="0.964674">
            <text:p>0.964674</text:p>
          </table:table-cell>
          <table:table-cell table:formula="of:=[.C102]/100" office:value-type="float" office:value="0.912073">
            <text:p>0.912073</text:p>
          </table:table-cell>
        </table:table-row>
        <table:table-row table:style-name="ro1">
          <table:table-cell office:value-type="float" office:value="696.461">
            <text:p>696.461</text:p>
          </table:table-cell>
          <table:table-cell office:value-type="float" office:value="96.555">
            <text:p>96.555</text:p>
          </table:table-cell>
          <table:table-cell office:value-type="float" office:value="94.8209">
            <text:p>94.8209</text:p>
          </table:table-cell>
          <table:table-cell table:formula="of:=[.B103]/100" office:value-type="float" office:value="0.96555">
            <text:p>0.96555</text:p>
          </table:table-cell>
          <table:table-cell table:formula="of:=[.C103]/100" office:value-type="float" office:value="0.948209">
            <text:p>0.948209</text:p>
          </table:table-cell>
        </table:table-row>
        <table:table-row table:style-name="ro1">
          <table:table-cell office:value-type="float" office:value="702.528">
            <text:p>702.528</text:p>
          </table:table-cell>
          <table:table-cell office:value-type="float" office:value="96.701">
            <text:p>96.701</text:p>
          </table:table-cell>
          <table:table-cell office:value-type="float" office:value="95.5449">
            <text:p>95.5449</text:p>
          </table:table-cell>
          <table:table-cell table:formula="of:=[.B104]/100" office:value-type="float" office:value="0.96701">
            <text:p>0.96701</text:p>
          </table:table-cell>
          <table:table-cell table:formula="of:=[.C104]/100" office:value-type="float" office:value="0.955449">
            <text:p>0.955449</text:p>
          </table:table-cell>
        </table:table-row>
        <table:table-row table:style-name="ro1">
          <table:table-cell office:value-type="float" office:value="708.595">
            <text:p>708.595</text:p>
          </table:table-cell>
          <table:table-cell office:value-type="float" office:value="96.847">
            <text:p>96.847</text:p>
          </table:table-cell>
          <table:table-cell office:value-type="float" office:value="92.1745">
            <text:p>92.1745</text:p>
          </table:table-cell>
          <table:table-cell table:formula="of:=[.B105]/100" office:value-type="float" office:value="0.96847">
            <text:p>0.96847</text:p>
          </table:table-cell>
          <table:table-cell table:formula="of:=[.C105]/100" office:value-type="float" office:value="0.921745">
            <text:p>0.921745</text:p>
          </table:table-cell>
        </table:table-row>
        <table:table-row table:style-name="ro1">
          <table:table-cell office:value-type="float" office:value="709.808">
            <text:p>709.808</text:p>
          </table:table-cell>
          <table:table-cell office:value-type="float" office:value="96.8292">
            <text:p>96.8292</text:p>
          </table:table-cell>
          <table:table-cell office:value-type="float" office:value="91.5004">
            <text:p>91.5004</text:p>
          </table:table-cell>
          <table:table-cell table:formula="of:=[.B106]/100" office:value-type="float" office:value="0.968292">
            <text:p>0.968292</text:p>
          </table:table-cell>
          <table:table-cell table:formula="of:=[.C106]/100" office:value-type="float" office:value="0.915004">
            <text:p>0.915004</text:p>
          </table:table-cell>
        </table:table-row>
        <table:table-row table:style-name="ro1">
          <table:table-cell office:value-type="float" office:value="712.235">
            <text:p>712.235</text:p>
          </table:table-cell>
          <table:table-cell office:value-type="float" office:value="96.7936">
            <text:p>96.7936</text:p>
          </table:table-cell>
          <table:table-cell office:value-type="float" office:value="90.0559">
            <text:p>90.0559</text:p>
          </table:table-cell>
          <table:table-cell table:formula="of:=[.B107]/100" office:value-type="float" office:value="0.967936">
            <text:p>0.967936</text:p>
          </table:table-cell>
          <table:table-cell table:formula="of:=[.C107]/100" office:value-type="float" office:value="0.900559">
            <text:p>0.900559</text:p>
          </table:table-cell>
        </table:table-row>
        <table:table-row table:style-name="ro1">
          <table:table-cell office:value-type="float" office:value="714.661">
            <text:p>714.661</text:p>
          </table:table-cell>
          <table:table-cell office:value-type="float" office:value="96.7581">
            <text:p>96.7581</text:p>
          </table:table-cell>
          <table:table-cell office:value-type="float" office:value="88.7559">
            <text:p>88.7559</text:p>
          </table:table-cell>
          <table:table-cell table:formula="of:=[.B108]/100" office:value-type="float" office:value="0.967581">
            <text:p>0.967581</text:p>
          </table:table-cell>
          <table:table-cell table:formula="of:=[.C108]/100" office:value-type="float" office:value="0.887559">
            <text:p>0.887559</text:p>
          </table:table-cell>
        </table:table-row>
        <table:table-row table:style-name="ro1">
          <table:table-cell office:value-type="float" office:value="717.088">
            <text:p>717.088</text:p>
          </table:table-cell>
          <table:table-cell office:value-type="float" office:value="96.7226">
            <text:p>96.7226</text:p>
          </table:table-cell>
          <table:table-cell office:value-type="float" office:value="87.3114">
            <text:p>87.3114</text:p>
          </table:table-cell>
          <table:table-cell table:formula="of:=[.B109]/100" office:value-type="float" office:value="0.967226">
            <text:p>0.967226</text:p>
          </table:table-cell>
          <table:table-cell table:formula="of:=[.C109]/100" office:value-type="float" office:value="0.873114">
            <text:p>0.873114</text:p>
          </table:table-cell>
        </table:table-row>
        <table:table-row table:style-name="ro1">
          <table:table-cell office:value-type="float" office:value="718.301">
            <text:p>718.301</text:p>
          </table:table-cell>
          <table:table-cell office:value-type="float" office:value="96.7048">
            <text:p>96.7048</text:p>
          </table:table-cell>
          <table:table-cell office:value-type="float" office:value="86.83">
            <text:p>86.83</text:p>
          </table:table-cell>
          <table:table-cell table:formula="of:=[.B110]/100" office:value-type="float" office:value="0.967048">
            <text:p>0.967048</text:p>
          </table:table-cell>
          <table:table-cell table:formula="of:=[.C110]/100" office:value-type="float" office:value="0.8683">
            <text:p>0.8683</text:p>
          </table:table-cell>
        </table:table-row>
        <table:table-row table:style-name="ro1">
          <table:table-cell office:value-type="float" office:value="720.728">
            <text:p>720.728</text:p>
          </table:table-cell>
          <table:table-cell office:value-type="float" office:value="96.6765">
            <text:p>96.6765</text:p>
          </table:table-cell>
          <table:table-cell office:value-type="float" office:value="85.8672">
            <text:p>85.8672</text:p>
          </table:table-cell>
          <table:table-cell table:formula="of:=[.B111]/100" office:value-type="float" office:value="0.966765">
            <text:p>0.966765</text:p>
          </table:table-cell>
          <table:table-cell table:formula="of:=[.C111]/100" office:value-type="float" office:value="0.858672">
            <text:p>0.858672</text:p>
          </table:table-cell>
        </table:table-row>
        <table:table-row table:style-name="ro1">
          <table:table-cell office:value-type="float" office:value="725.581">
            <text:p>725.581</text:p>
          </table:table-cell>
          <table:table-cell office:value-type="float" office:value="96.6198">
            <text:p>96.6198</text:p>
          </table:table-cell>
          <table:table-cell office:value-type="float" office:value="84.5678">
            <text:p>84.5678</text:p>
          </table:table-cell>
          <table:table-cell table:formula="of:=[.B112]/100" office:value-type="float" office:value="0.966198">
            <text:p>0.966198</text:p>
          </table:table-cell>
          <table:table-cell table:formula="of:=[.C112]/100" office:value-type="float" office:value="0.845678">
            <text:p>0.845678</text:p>
          </table:table-cell>
        </table:table-row>
        <table:table-row table:style-name="ro1">
          <table:table-cell office:value-type="float" office:value="730.435">
            <text:p>730.435</text:p>
          </table:table-cell>
          <table:table-cell office:value-type="float" office:value="96.5632">
            <text:p>96.5632</text:p>
          </table:table-cell>
          <table:table-cell office:value-type="float" office:value="84.4534">
            <text:p>84.4534</text:p>
          </table:table-cell>
          <table:table-cell table:formula="of:=[.B113]/100" office:value-type="float" office:value="0.965632">
            <text:p>0.965632</text:p>
          </table:table-cell>
          <table:table-cell table:formula="of:=[.C113]/100" office:value-type="float" office:value="0.844534">
            <text:p>0.844534</text:p>
          </table:table-cell>
        </table:table-row>
        <table:table-row table:style-name="ro1">
          <table:table-cell office:value-type="float" office:value="731.648">
            <text:p>731.648</text:p>
          </table:table-cell>
          <table:table-cell office:value-type="float" office:value="96.5796">
            <text:p>96.5796</text:p>
          </table:table-cell>
          <table:table-cell office:value-type="float" office:value="84.4248">
            <text:p>84.4248</text:p>
          </table:table-cell>
          <table:table-cell table:formula="of:=[.B114]/100" office:value-type="float" office:value="0.965796">
            <text:p>0.965796</text:p>
          </table:table-cell>
          <table:table-cell table:formula="of:=[.C114]/100" office:value-type="float" office:value="0.844248">
            <text:p>0.844248</text:p>
          </table:table-cell>
        </table:table-row>
        <table:table-row table:style-name="ro1">
          <table:table-cell office:value-type="float" office:value="736.502">
            <text:p>736.502</text:p>
          </table:table-cell>
          <table:table-cell office:value-type="float" office:value="96.645">
            <text:p>96.645</text:p>
          </table:table-cell>
          <table:table-cell office:value-type="float" office:value="85.7265">
            <text:p>85.7265</text:p>
          </table:table-cell>
          <table:table-cell table:formula="of:=[.B115]/100" office:value-type="float" office:value="0.96645">
            <text:p>0.96645</text:p>
          </table:table-cell>
          <table:table-cell table:formula="of:=[.C115]/100" office:value-type="float" office:value="0.857265">
            <text:p>0.857265</text:p>
          </table:table-cell>
        </table:table-row>
        <table:table-row table:style-name="ro1">
          <table:table-cell office:value-type="float" office:value="740.142">
            <text:p>740.142</text:p>
          </table:table-cell>
          <table:table-cell office:value-type="float" office:value="96.694">
            <text:p>96.694</text:p>
          </table:table-cell>
          <table:table-cell office:value-type="float" office:value="87.028">
            <text:p>87.028</text:p>
          </table:table-cell>
          <table:table-cell table:formula="of:=[.B116]/100" office:value-type="float" office:value="0.96694">
            <text:p>0.96694</text:p>
          </table:table-cell>
          <table:table-cell table:formula="of:=[.C116]/100" office:value-type="float" office:value="0.87028">
            <text:p>0.87028</text:p>
          </table:table-cell>
        </table:table-row>
        <table:table-row table:style-name="ro1">
          <table:table-cell office:value-type="float" office:value="741.355">
            <text:p>741.355</text:p>
          </table:table-cell>
          <table:table-cell office:value-type="float" office:value="96.7103">
            <text:p>96.7103</text:p>
          </table:table-cell>
          <table:table-cell office:value-type="float" office:value="87.2595">
            <text:p>87.2595</text:p>
          </table:table-cell>
          <table:table-cell table:formula="of:=[.B117]/100" office:value-type="float" office:value="0.967103">
            <text:p>0.967103</text:p>
          </table:table-cell>
          <table:table-cell table:formula="of:=[.C117]/100" office:value-type="float" office:value="0.872595">
            <text:p>0.872595</text:p>
          </table:table-cell>
        </table:table-row>
        <table:table-row table:style-name="ro1">
          <table:table-cell office:value-type="float" office:value="746.208">
            <text:p>746.208</text:p>
          </table:table-cell>
          <table:table-cell office:value-type="float" office:value="96.6537">
            <text:p>96.6537</text:p>
          </table:table-cell>
          <table:table-cell office:value-type="float" office:value="88.1855">
            <text:p>88.1855</text:p>
          </table:table-cell>
          <table:table-cell table:formula="of:=[.B118]/100" office:value-type="float" office:value="0.966537">
            <text:p>0.966537</text:p>
          </table:table-cell>
          <table:table-cell table:formula="of:=[.C118]/100" office:value-type="float" office:value="0.881855">
            <text:p>0.881855</text:p>
          </table:table-cell>
        </table:table-row>
        <table:table-row table:style-name="ro1">
          <table:table-cell office:value-type="float" office:value="752.275">
            <text:p>752.275</text:p>
          </table:table-cell>
          <table:table-cell office:value-type="float" office:value="96.5829">
            <text:p>96.5829</text:p>
          </table:table-cell>
          <table:table-cell office:value-type="float" office:value="87.4644">
            <text:p>87.4644</text:p>
          </table:table-cell>
          <table:table-cell table:formula="of:=[.B119]/100" office:value-type="float" office:value="0.965829">
            <text:p>0.965829</text:p>
          </table:table-cell>
          <table:table-cell table:formula="of:=[.C119]/100" office:value-type="float" office:value="0.874644">
            <text:p>0.874644</text:p>
          </table:table-cell>
        </table:table-row>
        <table:table-row table:style-name="ro1">
          <table:table-cell office:value-type="float" office:value="753.488">
            <text:p>753.488</text:p>
          </table:table-cell>
          <table:table-cell office:value-type="float" office:value="96.5688">
            <text:p>96.5688</text:p>
          </table:table-cell>
          <table:table-cell office:value-type="float" office:value="86.9486">
            <text:p>86.9486</text:p>
          </table:table-cell>
          <table:table-cell table:formula="of:=[.B120]/100" office:value-type="float" office:value="0.965688">
            <text:p>0.965688</text:p>
          </table:table-cell>
          <table:table-cell table:formula="of:=[.C120]/100" office:value-type="float" office:value="0.869486">
            <text:p>0.869486</text:p>
          </table:table-cell>
        </table:table-row>
        <table:table-row table:style-name="ro1">
          <table:table-cell office:value-type="float" office:value="760.768">
            <text:p>760.768</text:p>
          </table:table-cell>
          <table:table-cell office:value-type="float" office:value="96.5705">
            <text:p>96.5705</text:p>
          </table:table-cell>
          <table:table-cell office:value-type="float" office:value="83.8537">
            <text:p>83.8537</text:p>
          </table:table-cell>
          <table:table-cell table:formula="of:=[.B121]/100" office:value-type="float" office:value="0.965705">
            <text:p>0.965705</text:p>
          </table:table-cell>
          <table:table-cell table:formula="of:=[.C121]/100" office:value-type="float" office:value="0.838537">
            <text:p>0.838537</text:p>
          </table:table-cell>
        </table:table-row>
        <table:table-row table:style-name="ro1">
          <table:table-cell office:value-type="float" office:value="764.408">
            <text:p>764.408</text:p>
          </table:table-cell>
          <table:table-cell office:value-type="float" office:value="96.5714">
            <text:p>96.5714</text:p>
          </table:table-cell>
          <table:table-cell office:value-type="float" office:value="82.4095">
            <text:p>82.4095</text:p>
          </table:table-cell>
          <table:table-cell table:formula="of:=[.B122]/100" office:value-type="float" office:value="0.965714">
            <text:p>0.965714</text:p>
          </table:table-cell>
          <table:table-cell table:formula="of:=[.C122]/100" office:value-type="float" office:value="0.824095">
            <text:p>0.824095</text:p>
          </table:table-cell>
        </table:table-row>
        <table:table-row table:style-name="ro1">
          <table:table-cell office:value-type="float" office:value="765.622">
            <text:p>765.622</text:p>
          </table:table-cell>
          <table:table-cell office:value-type="float" office:value="96.5717">
            <text:p>96.5717</text:p>
          </table:table-cell>
          <table:table-cell office:value-type="float" office:value="82.3809">
            <text:p>82.3809</text:p>
          </table:table-cell>
          <table:table-cell table:formula="of:=[.B123]/100" office:value-type="float" office:value="0.965717">
            <text:p>0.965717</text:p>
          </table:table-cell>
          <table:table-cell table:formula="of:=[.C123]/100" office:value-type="float" office:value="0.823809">
            <text:p>0.823809</text:p>
          </table:table-cell>
        </table:table-row>
        <table:table-row table:style-name="ro1">
          <table:table-cell office:value-type="float" office:value="776.542">
            <text:p>776.542</text:p>
          </table:table-cell>
          <table:table-cell office:value-type="float" office:value="96.7188">
            <text:p>96.7188</text:p>
          </table:table-cell>
          <table:table-cell office:value-type="float" office:value="82.1234">
            <text:p>82.1234</text:p>
          </table:table-cell>
          <table:table-cell table:formula="of:=[.B124]/100" office:value-type="float" office:value="0.967188">
            <text:p>0.967188</text:p>
          </table:table-cell>
          <table:table-cell table:formula="of:=[.C124]/100" office:value-type="float" office:value="0.821234">
            <text:p>0.821234</text:p>
          </table:table-cell>
        </table:table-row>
        <table:table-row table:style-name="ro1">
          <table:table-cell office:value-type="float" office:value="782.609">
            <text:p>782.609</text:p>
          </table:table-cell>
          <table:table-cell office:value-type="float" office:value="96.5035">
            <text:p>96.5035</text:p>
          </table:table-cell>
          <table:table-cell office:value-type="float" office:value="83.281">
            <text:p>83.281</text:p>
          </table:table-cell>
          <table:table-cell table:formula="of:=[.B125]/100" office:value-type="float" office:value="0.965035">
            <text:p>0.965035</text:p>
          </table:table-cell>
          <table:table-cell table:formula="of:=[.C125]/100" office:value-type="float" office:value="0.83281">
            <text:p>0.83281</text:p>
          </table:table-cell>
        </table:table-row>
        <table:table-row table:style-name="ro1">
          <table:table-cell office:value-type="float" office:value="785.035">
            <text:p>785.035</text:p>
          </table:table-cell>
          <table:table-cell office:value-type="float" office:value="96.4174">
            <text:p>96.4174</text:p>
          </table:table-cell>
          <table:table-cell office:value-type="float" office:value="84.7266">
            <text:p>84.7266</text:p>
          </table:table-cell>
          <table:table-cell table:formula="of:=[.B126]/100" office:value-type="float" office:value="0.964174">
            <text:p>0.964174</text:p>
          </table:table-cell>
          <table:table-cell table:formula="of:=[.C126]/100" office:value-type="float" office:value="0.847266">
            <text:p>0.847266</text:p>
          </table:table-cell>
        </table:table-row>
        <table:table-row table:style-name="ro1">
          <table:table-cell office:value-type="float" office:value="787.462">
            <text:p>787.462</text:p>
          </table:table-cell>
          <table:table-cell office:value-type="float" office:value="96.3313">
            <text:p>96.3313</text:p>
          </table:table-cell>
          <table:table-cell office:value-type="float" office:value="86.0278">
            <text:p>86.0278</text:p>
          </table:table-cell>
          <table:table-cell table:formula="of:=[.B127]/100" office:value-type="float" office:value="0.963313">
            <text:p>0.963313</text:p>
          </table:table-cell>
          <table:table-cell table:formula="of:=[.C127]/100" office:value-type="float" office:value="0.860278">
            <text:p>0.860278</text:p>
          </table:table-cell>
        </table:table-row>
        <table:table-row table:style-name="ro1">
          <table:table-cell office:value-type="float" office:value="788.675">
            <text:p>788.675</text:p>
          </table:table-cell>
          <table:table-cell office:value-type="float" office:value="96.2882">
            <text:p>96.2882</text:p>
          </table:table-cell>
          <table:table-cell office:value-type="float" office:value="86.3532">
            <text:p>86.3532</text:p>
          </table:table-cell>
          <table:table-cell table:formula="of:=[.B128]/100" office:value-type="float" office:value="0.962882">
            <text:p>0.962882</text:p>
          </table:table-cell>
          <table:table-cell table:formula="of:=[.C128]/100" office:value-type="float" office:value="0.863532">
            <text:p>0.863532</text:p>
          </table:table-cell>
        </table:table-row>
        <table:table-row table:style-name="ro1">
          <table:table-cell office:value-type="float" office:value="792.315">
            <text:p>792.315</text:p>
          </table:table-cell>
          <table:table-cell office:value-type="float" office:value="96.3373">
            <text:p>96.3373</text:p>
          </table:table-cell>
          <table:table-cell office:value-type="float" office:value="87.3296">
            <text:p>87.3296</text:p>
          </table:table-cell>
          <table:table-cell table:formula="of:=[.B129]/100" office:value-type="float" office:value="0.963373">
            <text:p>0.963373</text:p>
          </table:table-cell>
          <table:table-cell table:formula="of:=[.C129]/100" office:value-type="float" office:value="0.873296">
            <text:p>0.873296</text:p>
          </table:table-cell>
        </table:table-row>
        <table:table-row table:style-name="ro1">
          <table:table-cell office:value-type="float" office:value="798.382">
            <text:p>798.382</text:p>
          </table:table-cell>
          <table:table-cell office:value-type="float" office:value="96.419">
            <text:p>96.419</text:p>
          </table:table-cell>
          <table:table-cell office:value-type="float" office:value="88.6316">
            <text:p>88.6316</text:p>
          </table:table-cell>
          <table:table-cell table:formula="of:=[.B130]/100" office:value-type="float" office:value="0.96419">
            <text:p>0.96419</text:p>
          </table:table-cell>
          <table:table-cell table:formula="of:=[.C130]/100" office:value-type="float" office:value="0.886316">
            <text:p>0.886316</text:p>
          </table:table-cell>
        </table:table-row>
        <table:table-row table:style-name="ro1">
          <table:table-cell office:value-type="float" office:value="799.596">
            <text:p>799.596</text:p>
          </table:table-cell>
          <table:table-cell office:value-type="float" office:value="96.4354">
            <text:p>96.4354</text:p>
          </table:table-cell>
          <table:table-cell office:value-type="float" office:value="88.4585">
            <text:p>88.4585</text:p>
          </table:table-cell>
          <table:table-cell table:formula="of:=[.B131]/100" office:value-type="float" office:value="0.964354">
            <text:p>0.964354</text:p>
          </table:table-cell>
          <table:table-cell table:formula="of:=[.C131]/100" office:value-type="float" office:value="0.884585">
            <text:p>0.884585</text:p>
          </table:table-cell>
        </table:table-row>
        <table:table-row table:style-name="ro1">
          <table:table-cell office:value-type="float" office:value="804.449">
            <text:p>804.449</text:p>
          </table:table-cell>
          <table:table-cell office:value-type="float" office:value="96.3787">
            <text:p>96.3787</text:p>
          </table:table-cell>
          <table:table-cell office:value-type="float" office:value="87.766">
            <text:p>87.766</text:p>
          </table:table-cell>
          <table:table-cell table:formula="of:=[.B132]/100" office:value-type="float" office:value="0.963787">
            <text:p>0.963787</text:p>
          </table:table-cell>
          <table:table-cell table:formula="of:=[.C132]/100" office:value-type="float" office:value="0.87766">
            <text:p>0.87766</text:p>
          </table:table-cell>
        </table:table-row>
        <table:table-row table:style-name="ro1">
          <table:table-cell office:value-type="float" office:value="808.089">
            <text:p>808.089</text:p>
          </table:table-cell>
          <table:table-cell office:value-type="float" office:value="96.3362">
            <text:p>96.3362</text:p>
          </table:table-cell>
          <table:table-cell office:value-type="float" office:value="86.3218">
            <text:p>86.3218</text:p>
          </table:table-cell>
          <table:table-cell table:formula="of:=[.B133]/100" office:value-type="float" office:value="0.963362">
            <text:p>0.963362</text:p>
          </table:table-cell>
          <table:table-cell table:formula="of:=[.C133]/100" office:value-type="float" office:value="0.863218">
            <text:p>0.863218</text:p>
          </table:table-cell>
        </table:table-row>
        <table:table-row table:style-name="ro1">
          <table:table-cell office:value-type="float" office:value="810.516">
            <text:p>810.516</text:p>
          </table:table-cell>
          <table:table-cell office:value-type="float" office:value="96.3079">
            <text:p>96.3079</text:p>
          </table:table-cell>
          <table:table-cell office:value-type="float" office:value="84.8773">
            <text:p>84.8773</text:p>
          </table:table-cell>
          <table:table-cell table:formula="of:=[.B134]/100" office:value-type="float" office:value="0.963079">
            <text:p>0.963079</text:p>
          </table:table-cell>
          <table:table-cell table:formula="of:=[.C134]/100" office:value-type="float" office:value="0.848773">
            <text:p>0.848773</text:p>
          </table:table-cell>
        </table:table-row>
        <table:table-row table:style-name="ro1">
          <table:table-cell office:value-type="float" office:value="811.729">
            <text:p>811.729</text:p>
          </table:table-cell>
          <table:table-cell office:value-type="float" office:value="96.2938">
            <text:p>96.2938</text:p>
          </table:table-cell>
          <table:table-cell office:value-type="float" office:value="84.2273">
            <text:p>84.2273</text:p>
          </table:table-cell>
          <table:table-cell table:formula="of:=[.B135]/100" office:value-type="float" office:value="0.962938">
            <text:p>0.962938</text:p>
          </table:table-cell>
          <table:table-cell table:formula="of:=[.C135]/100" office:value-type="float" office:value="0.842273">
            <text:p>0.842273</text:p>
          </table:table-cell>
        </table:table-row>
        <table:table-row table:style-name="ro1">
          <table:table-cell office:value-type="float" office:value="812.942">
            <text:p>812.942</text:p>
          </table:table-cell>
          <table:table-cell office:value-type="float" office:value="96.2619">
            <text:p>96.2619</text:p>
          </table:table-cell>
          <table:table-cell office:value-type="float" office:value="83.5773">
            <text:p>83.5773</text:p>
          </table:table-cell>
          <table:table-cell table:formula="of:=[.B136]/100" office:value-type="float" office:value="0.962619">
            <text:p>0.962619</text:p>
          </table:table-cell>
          <table:table-cell table:formula="of:=[.C136]/100" office:value-type="float" office:value="0.835773">
            <text:p>0.835773</text:p>
          </table:table-cell>
        </table:table-row>
        <table:table-row table:style-name="ro1">
          <table:table-cell office:value-type="float" office:value="822.649">
            <text:p>822.649</text:p>
          </table:table-cell>
          <table:table-cell office:value-type="float" office:value="96.0074">
            <text:p>96.0074</text:p>
          </table:table-cell>
          <table:table-cell office:value-type="float" office:value="66.8992">
            <text:p>66.8992</text:p>
          </table:table-cell>
          <table:table-cell table:formula="of:=[.B137]/100" office:value-type="float" office:value="0.960074">
            <text:p>0.960074</text:p>
          </table:table-cell>
          <table:table-cell table:formula="of:=[.C137]/100" office:value-type="float" office:value="0.668992">
            <text:p>0.668992</text:p>
          </table:table-cell>
        </table:table-row>
        <table:table-row table:style-name="ro1">
          <table:table-cell office:value-type="float" office:value="829.929">
            <text:p>829.929</text:p>
          </table:table-cell>
          <table:table-cell office:value-type="float" office:value="95.9128">
            <text:p>95.9128</text:p>
          </table:table-cell>
          <table:table-cell office:value-type="float" office:value="54.3906">
            <text:p>54.3906</text:p>
          </table:table-cell>
          <table:table-cell table:formula="of:=[.B138]/100" office:value-type="float" office:value="0.959128">
            <text:p>0.959128</text:p>
          </table:table-cell>
          <table:table-cell table:formula="of:=[.C138]/100" office:value-type="float" office:value="0.543906">
            <text:p>0.543906</text:p>
          </table:table-cell>
        </table:table-row>
        <table:table-row table:style-name="ro1">
          <table:table-cell office:value-type="float" office:value="833.569">
            <text:p>833.569</text:p>
          </table:table-cell>
          <table:table-cell office:value-type="float" office:value="95.8655">
            <text:p>95.8655</text:p>
          </table:table-cell>
          <table:table-cell office:value-type="float" office:value="38.9291">
            <text:p>38.9291</text:p>
          </table:table-cell>
          <table:table-cell table:formula="of:=[.B139]/100" office:value-type="float" office:value="0.958655">
            <text:p>0.958655</text:p>
          </table:table-cell>
          <table:table-cell table:formula="of:=[.C139]/100" office:value-type="float" office:value="0.389291">
            <text:p>0.389291</text:p>
          </table:table-cell>
        </table:table-row>
        <table:table-row table:style-name="ro1">
          <table:table-cell office:value-type="float" office:value="833.569">
            <text:p>833.569</text:p>
          </table:table-cell>
          <table:table-cell office:value-type="float" office:value="95.8655">
            <text:p>95.8655</text:p>
          </table:table-cell>
          <table:table-cell office:value-type="float" office:value="38.9291">
            <text:p>38.9291</text:p>
          </table:table-cell>
          <table:table-cell table:formula="of:=[.B140]/100" office:value-type="float" office:value="0.958655">
            <text:p>0.958655</text:p>
          </table:table-cell>
          <table:table-cell table:formula="of:=[.C140]/100" office:value-type="float" office:value="0.389291">
            <text:p>0.389291</text:p>
          </table:table-cell>
        </table:table-row>
        <table:table-row table:style-name="ro1">
          <table:table-cell office:value-type="float" office:value="834.783">
            <text:p>834.783</text:p>
          </table:table-cell>
          <table:table-cell office:value-type="float" office:value="95.7213">
            <text:p>95.7213</text:p>
          </table:table-cell>
          <table:table-cell office:value-type="float" office:value="46.1548">
            <text:p>46.1548</text:p>
          </table:table-cell>
          <table:table-cell table:formula="of:=[.B141]/100" office:value-type="float" office:value="0.957213">
            <text:p>0.957213</text:p>
          </table:table-cell>
          <table:table-cell table:formula="of:=[.C141]/100" office:value-type="float" office:value="0.461548">
            <text:p>0.461548</text:p>
          </table:table-cell>
        </table:table-row>
        <table:table-row table:style-name="ro1">
          <table:table-cell office:value-type="float" office:value="834.783">
            <text:p>834.783</text:p>
          </table:table-cell>
          <table:table-cell office:value-type="float" office:value="95.7213">
            <text:p>95.7213</text:p>
          </table:table-cell>
          <table:table-cell office:value-type="float" office:value="46.1548">
            <text:p>46.1548</text:p>
          </table:table-cell>
          <table:table-cell table:formula="of:=[.B142]/100" office:value-type="float" office:value="0.957213">
            <text:p>0.957213</text:p>
          </table:table-cell>
          <table:table-cell table:formula="of:=[.C142]/100" office:value-type="float" office:value="0.461548">
            <text:p>0.461548</text:p>
          </table:table-cell>
        </table:table-row>
        <table:table-row table:style-name="ro1">
          <table:table-cell office:value-type="float" office:value="835.996">
            <text:p>835.996</text:p>
          </table:table-cell>
          <table:table-cell office:value-type="float" office:value="95.5771">
            <text:p>95.5771</text:p>
          </table:table-cell>
          <table:table-cell office:value-type="float" office:value="41.8198">
            <text:p>41.8198</text:p>
          </table:table-cell>
          <table:table-cell table:formula="of:=[.B143]/100" office:value-type="float" office:value="0.955771">
            <text:p>0.955771</text:p>
          </table:table-cell>
          <table:table-cell table:formula="of:=[.C143]/100" office:value-type="float" office:value="0.418198">
            <text:p>0.418198</text:p>
          </table:table-cell>
        </table:table-row>
        <table:table-row table:style-name="ro1">
          <table:table-cell office:value-type="float" office:value="839.636">
            <text:p>839.636</text:p>
          </table:table-cell>
          <table:table-cell office:value-type="float" office:value="95.1444">
            <text:p>95.1444</text:p>
          </table:table-cell>
          <table:table-cell office:value-type="float" office:value="23.9016">
            <text:p>23.9016</text:p>
          </table:table-cell>
          <table:table-cell table:formula="of:=[.B144]/100" office:value-type="float" office:value="0.951444">
            <text:p>0.951444</text:p>
          </table:table-cell>
          <table:table-cell table:formula="of:=[.C144]/100" office:value-type="float" office:value="0.239016">
            <text:p>0.239016</text:p>
          </table:table-cell>
        </table:table-row>
        <table:table-row table:style-name="ro1">
          <table:table-cell office:value-type="float" office:value="842.063">
            <text:p>842.063</text:p>
          </table:table-cell>
          <table:table-cell office:value-type="float" office:value="94.856">
            <text:p>94.856</text:p>
          </table:table-cell>
          <table:table-cell office:value-type="float" office:value="20.6267">
            <text:p>20.6267</text:p>
          </table:table-cell>
          <table:table-cell table:formula="of:=[.B145]/100" office:value-type="float" office:value="0.94856">
            <text:p>0.94856</text:p>
          </table:table-cell>
          <table:table-cell table:formula="of:=[.C145]/100" office:value-type="float" office:value="0.206267">
            <text:p>0.206267</text:p>
          </table:table-cell>
        </table:table-row>
        <table:table-row table:style-name="ro1">
          <table:table-cell office:value-type="float" office:value="843.276">
            <text:p>843.276</text:p>
          </table:table-cell>
          <table:table-cell office:value-type="float" office:value="94.5962">
            <text:p>94.5962</text:p>
          </table:table-cell>
          <table:table-cell office:value-type="float" office:value="18.9892">
            <text:p>18.9892</text:p>
          </table:table-cell>
          <table:table-cell table:formula="of:=[.B146]/100" office:value-type="float" office:value="0.945962">
            <text:p>0.945962</text:p>
          </table:table-cell>
          <table:table-cell table:formula="of:=[.C146]/100" office:value-type="float" office:value="0.189892">
            <text:p>0.189892</text:p>
          </table:table-cell>
        </table:table-row>
        <table:table-row table:style-name="ro1">
          <table:table-cell office:value-type="float" office:value="845.703">
            <text:p>845.703</text:p>
          </table:table-cell>
          <table:table-cell office:value-type="float" office:value="94.0765">
            <text:p>94.0765</text:p>
          </table:table-cell>
          <table:table-cell office:value-type="float" office:value="17.5447">
            <text:p>17.5447</text:p>
          </table:table-cell>
          <table:table-cell table:formula="of:=[.B147]/100" office:value-type="float" office:value="0.940765">
            <text:p>0.940765</text:p>
          </table:table-cell>
          <table:table-cell table:formula="of:=[.C147]/100" office:value-type="float" office:value="0.175447">
            <text:p>0.175447</text:p>
          </table:table-cell>
        </table:table-row>
        <table:table-row table:style-name="ro1">
          <table:table-cell office:value-type="float" office:value="848.129">
            <text:p>848.129</text:p>
          </table:table-cell>
          <table:table-cell office:value-type="float" office:value="93.5569">
            <text:p>93.5569</text:p>
          </table:table-cell>
          <table:table-cell office:value-type="float" office:value="12.4875">
            <text:p>12.4875</text:p>
          </table:table-cell>
          <table:table-cell table:formula="of:=[.B148]/100" office:value-type="float" office:value="0.935569">
            <text:p>0.935569</text:p>
          </table:table-cell>
          <table:table-cell table:formula="of:=[.C148]/100" office:value-type="float" office:value="0.124875">
            <text:p>0.124875</text:p>
          </table:table-cell>
        </table:table-row>
        <table:table-row table:style-name="ro1">
          <table:table-cell office:value-type="float" office:value="849.343">
            <text:p>849.343</text:p>
          </table:table-cell>
          <table:table-cell office:value-type="float" office:value="93.0755">
            <text:p>93.0755</text:p>
          </table:table-cell>
          <table:table-cell office:value-type="float" office:value="10.3202">
            <text:p>10.3202</text:p>
          </table:table-cell>
          <table:table-cell table:formula="of:=[.B149]/100" office:value-type="float" office:value="0.930755">
            <text:p>0.930755</text:p>
          </table:table-cell>
          <table:table-cell table:formula="of:=[.C149]/100" office:value-type="float" office:value="0.103202">
            <text:p>0.103202</text:p>
          </table:table-cell>
        </table:table-row>
        <table:table-row table:style-name="ro1">
          <table:table-cell office:value-type="float" office:value="851.769">
            <text:p>851.769</text:p>
          </table:table-cell>
          <table:table-cell office:value-type="float" office:value="92.1127">
            <text:p>92.1127</text:p>
          </table:table-cell>
          <table:table-cell office:value-type="float" office:value="8.93347">
            <text:p>8.93347</text:p>
          </table:table-cell>
          <table:table-cell table:formula="of:=[.B150]/100" office:value-type="float" office:value="0.921127">
            <text:p>0.921127</text:p>
          </table:table-cell>
          <table:table-cell table:formula="of:=[.C150]/100" office:value-type="float" office:value="0.0893347">
            <text:p>0.0893347</text:p>
          </table:table-cell>
        </table:table-row>
        <table:table-row table:style-name="ro1">
          <table:table-cell office:value-type="float" office:value="854.196">
            <text:p>854.196</text:p>
          </table:table-cell>
          <table:table-cell office:value-type="float" office:value="90.8127">
            <text:p>90.8127</text:p>
          </table:table-cell>
          <table:table-cell office:value-type="float" office:value="7.54677">
            <text:p>7.54677</text:p>
          </table:table-cell>
          <table:table-cell table:formula="of:=[.B151]/100" office:value-type="float" office:value="0.908127">
            <text:p>0.908127</text:p>
          </table:table-cell>
          <table:table-cell table:formula="of:=[.C151]/100" office:value-type="float" office:value="0.0754677">
            <text:p>0.0754677</text:p>
          </table:table-cell>
        </table:table-row>
        <table:table-row table:style-name="ro1">
          <table:table-cell office:value-type="float" office:value="855.41">
            <text:p>855.41</text:p>
          </table:table-cell>
          <table:table-cell office:value-type="float" office:value="90.3313">
            <text:p>90.3313</text:p>
          </table:table-cell>
          <table:table-cell office:value-type="float" office:value="6.85342">
            <text:p>6.85342</text:p>
          </table:table-cell>
          <table:table-cell table:formula="of:=[.B152]/100" office:value-type="float" office:value="0.903313">
            <text:p>0.903313</text:p>
          </table:table-cell>
          <table:table-cell table:formula="of:=[.C152]/100" office:value-type="float" office:value="0.0685342">
            <text:p>0.0685342</text:p>
          </table:table-cell>
        </table:table-row>
        <table:table-row table:style-name="ro1">
          <table:table-cell office:value-type="float" office:value="857.836">
            <text:p>857.836</text:p>
          </table:table-cell>
          <table:table-cell office:value-type="float" office:value="89.3685">
            <text:p>89.3685</text:p>
          </table:table-cell>
          <table:table-cell office:value-type="float" office:value="5.89062">
            <text:p>5.89062</text:p>
          </table:table-cell>
          <table:table-cell table:formula="of:=[.B153]/100" office:value-type="float" office:value="0.893685">
            <text:p>0.893685</text:p>
          </table:table-cell>
          <table:table-cell table:formula="of:=[.C153]/100" office:value-type="float" office:value="0.0589062">
            <text:p>0.0589062</text:p>
          </table:table-cell>
        </table:table-row>
        <table:table-row table:style-name="ro1">
          <table:table-cell office:value-type="float" office:value="859.05">
            <text:p>859.05</text:p>
          </table:table-cell>
          <table:table-cell office:value-type="float" office:value="88.1838">
            <text:p>88.1838</text:p>
          </table:table-cell>
          <table:table-cell office:value-type="float" office:value="5.40921">
            <text:p>5.40921</text:p>
          </table:table-cell>
          <table:table-cell table:formula="of:=[.B154]/100" office:value-type="float" office:value="0.881838">
            <text:p>0.881838</text:p>
          </table:table-cell>
          <table:table-cell table:formula="of:=[.C154]/100" office:value-type="float" office:value="0.0540921">
            <text:p>0.0540921</text:p>
          </table:table-cell>
        </table:table-row>
        <table:table-row table:style-name="ro1">
          <table:table-cell office:value-type="float" office:value="861.476">
            <text:p>861.476</text:p>
          </table:table-cell>
          <table:table-cell office:value-type="float" office:value="85.8144">
            <text:p>85.8144</text:p>
          </table:table-cell>
          <table:table-cell office:value-type="float" office:value="4.10922">
            <text:p>4.10922</text:p>
          </table:table-cell>
          <table:table-cell table:formula="of:=[.B155]/100" office:value-type="float" office:value="0.858144">
            <text:p>0.858144</text:p>
          </table:table-cell>
          <table:table-cell table:formula="of:=[.C155]/100" office:value-type="float" office:value="0.0410922">
            <text:p>0.0410922</text:p>
          </table:table-cell>
        </table:table-row>
        <table:table-row table:style-name="ro1">
          <table:table-cell office:value-type="float" office:value="863.903">
            <text:p>863.903</text:p>
          </table:table-cell>
          <table:table-cell office:value-type="float" office:value="83.4451">
            <text:p>83.4451</text:p>
          </table:table-cell>
          <table:table-cell office:value-type="float" office:value="3.45951">
            <text:p>3.45951</text:p>
          </table:table-cell>
          <table:table-cell table:formula="of:=[.B156]/100" office:value-type="float" office:value="0.834451">
            <text:p>0.834451</text:p>
          </table:table-cell>
          <table:table-cell table:formula="of:=[.C156]/100" office:value-type="float" office:value="0.0345951">
            <text:p>0.0345951</text:p>
          </table:table-cell>
        </table:table-row>
        <table:table-row table:style-name="ro1">
          <table:table-cell office:value-type="float" office:value="866.33">
            <text:p>866.33</text:p>
          </table:table-cell>
          <table:table-cell office:value-type="float" office:value="80.5555">
            <text:p>80.5555</text:p>
          </table:table-cell>
          <table:table-cell office:value-type="float" office:value="2.80981">
            <text:p>2.80981</text:p>
          </table:table-cell>
          <table:table-cell table:formula="of:=[.B157]/100" office:value-type="float" office:value="0.805555">
            <text:p>0.805555</text:p>
          </table:table-cell>
          <table:table-cell table:formula="of:=[.C157]/100" office:value-type="float" office:value="0.0280981">
            <text:p>0.0280981</text:p>
          </table:table-cell>
        </table:table-row>
        <table:table-row table:style-name="ro1">
          <table:table-cell office:value-type="float" office:value="868.756">
            <text:p>868.756</text:p>
          </table:table-cell>
          <table:table-cell office:value-type="float" office:value="77.6659">
            <text:p>77.6659</text:p>
          </table:table-cell>
          <table:table-cell office:value-type="float" office:value="2.16011">
            <text:p>2.16011</text:p>
          </table:table-cell>
          <table:table-cell table:formula="of:=[.B158]/100" office:value-type="float" office:value="0.776659">
            <text:p>0.776659</text:p>
          </table:table-cell>
          <table:table-cell table:formula="of:=[.C158]/100" office:value-type="float" office:value="0.0216011">
            <text:p>0.0216011</text:p>
          </table:table-cell>
        </table:table-row>
        <table:table-row table:style-name="ro1">
          <table:table-cell office:value-type="float" office:value="869.97">
            <text:p>869.97</text:p>
          </table:table-cell>
          <table:table-cell office:value-type="float" office:value="59.1691">
            <text:p>59.1691</text:p>
          </table:table-cell>
          <table:table-cell office:value-type="float" office:value="1.83525">
            <text:p>1.83525</text:p>
          </table:table-cell>
          <table:table-cell table:formula="of:=[.B159]/100" office:value-type="float" office:value="0.591691">
            <text:p>0.591691</text:p>
          </table:table-cell>
          <table:table-cell table:formula="of:=[.C159]/100" office:value-type="float" office:value="0.0183525">
            <text:p>0.0183525</text:p>
          </table:table-cell>
        </table:table-row>
        <table:table-row table:style-name="ro1">
          <table:table-cell office:value-type="float" office:value="871.183">
            <text:p>871.183</text:p>
          </table:table-cell>
          <table:table-cell office:value-type="float" office:value="75.9324">
            <text:p>75.9324</text:p>
          </table:table-cell>
          <table:table-cell office:value-type="float" office:value="1.5104">
            <text:p>1.5104</text:p>
          </table:table-cell>
          <table:table-cell table:formula="of:=[.B160]/100" office:value-type="float" office:value="0.759324">
            <text:p>0.759324</text:p>
          </table:table-cell>
          <table:table-cell table:formula="of:=[.C160]/100" office:value-type="float" office:value="0.015104">
            <text:p>0.015104</text:p>
          </table:table-cell>
        </table:table-row>
        <table:table-row table:style-name="ro1">
          <table:table-cell office:value-type="float" office:value="874.823">
            <text:p>874.823</text:p>
          </table:table-cell>
          <table:table-cell office:value-type="float" office:value="53.3899">
            <text:p>53.3899</text:p>
          </table:table-cell>
          <table:table-cell office:value-type="float" office:value="0.535844">
            <text:p>0.535844</text:p>
          </table:table-cell>
          <table:table-cell table:formula="of:=[.B161]/100" office:value-type="float" office:value="0.533899">
            <text:p>0.533899</text:p>
          </table:table-cell>
          <table:table-cell table:formula="of:=[.C161]/100" office:value-type="float" office:value="0.00535844">
            <text:p>0.00535844</text:p>
          </table:table-cell>
        </table:table-row>
        <table:table-row table:style-name="ro1">
          <table:table-cell office:value-type="float" office:value="876.036">
            <text:p>876.036</text:p>
          </table:table-cell>
          <table:table-cell office:value-type="float" office:value="30.5578">
            <text:p>30.5578</text:p>
          </table:table-cell>
          <table:table-cell office:value-type="float" office:value="0.210991">
            <text:p>0.210991</text:p>
          </table:table-cell>
          <table:table-cell table:formula="of:=[.B162]/100" office:value-type="float" office:value="0.305578">
            <text:p>0.305578</text:p>
          </table:table-cell>
          <table:table-cell table:formula="of:=[.C162]/100" office:value-type="float" office:value="0.00210991">
            <text:p>0.00210991</text:p>
          </table:table-cell>
        </table:table-row>
        <table:table-row table:style-name="ro1">
          <table:table-cell office:value-type="float" office:value="877.25">
            <text:p>877.25</text:p>
          </table:table-cell>
          <table:table-cell office:value-type="float" office:value="31.5697">
            <text:p>31.5697</text:p>
          </table:table-cell>
          <table:table-cell office:value-type="float" office:value="0">
            <text:p>0</text:p>
          </table:table-cell>
          <table:table-cell table:formula="of:=[.B163]/100" office:value-type="float" office:value="0.315697">
            <text:p>0.315697</text:p>
          </table:table-cell>
          <table:table-cell table:formula="of:=[.C163]/100" office:value-type="float" office:value="0">
            <text:p>0</text:p>
          </table:table-cell>
        </table:table-row>
        <table:table-row table:style-name="ro1">
          <table:table-cell office:value-type="float" office:value="878.463">
            <text:p>878.463</text:p>
          </table:table-cell>
          <table:table-cell office:value-type="float" office:value="28.5353">
            <text:p>28.5353</text:p>
          </table:table-cell>
          <table:table-cell office:value-type="float" office:value="0">
            <text:p>0</text:p>
          </table:table-cell>
          <table:table-cell table:formula="of:=[.B164]/100" office:value-type="float" office:value="0.285353">
            <text:p>0.285353</text:p>
          </table:table-cell>
          <table:table-cell table:formula="of:=[.C164]/100" office:value-type="float" office:value="0">
            <text:p>0</text:p>
          </table:table-cell>
        </table:table-row>
        <table:table-row table:style-name="ro1">
          <table:table-cell office:value-type="float" office:value="878.463">
            <text:p>878.463</text:p>
          </table:table-cell>
          <table:table-cell office:value-type="float" office:value="28.5353">
            <text:p>28.5353</text:p>
          </table:table-cell>
          <table:table-cell office:value-type="float" office:value="0">
            <text:p>0</text:p>
          </table:table-cell>
          <table:table-cell table:formula="of:=[.B165]/100" office:value-type="float" office:value="0.285353">
            <text:p>0.285353</text:p>
          </table:table-cell>
          <table:table-cell table:formula="of:=[.C165]/100" office:value-type="float" office:value="0">
            <text:p>0</text:p>
          </table:table-cell>
        </table:table-row>
        <table:table-row table:style-name="ro1">
          <table:table-cell office:value-type="float" office:value="882.103">
            <text:p>882.103</text:p>
          </table:table-cell>
          <table:table-cell office:value-type="float" office:value="22.7558">
            <text:p>22.7558</text:p>
          </table:table-cell>
          <table:table-cell office:value-type="float" office:value="0">
            <text:p>0</text:p>
          </table:table-cell>
          <table:table-cell table:formula="of:=[.B166]/100" office:value-type="float" office:value="0.227558">
            <text:p>0.227558</text:p>
          </table:table-cell>
          <table:table-cell table:formula="of:=[.C166]/100" office:value-type="float" office:value="0">
            <text:p>0</text:p>
          </table:table-cell>
        </table:table-row>
        <table:table-row table:style-name="ro1">
          <table:table-cell office:value-type="float" office:value="889.383">
            <text:p>889.383</text:p>
          </table:table-cell>
          <table:table-cell office:value-type="float" office:value="7.29513">
            <text:p>7.29513</text:p>
          </table:table-cell>
          <table:table-cell office:value-type="float" office:value="0">
            <text:p>0</text:p>
          </table:table-cell>
          <table:table-cell table:formula="of:=[.B167]/100" office:value-type="float" office:value="0.0729513">
            <text:p>0.0729513</text:p>
          </table:table-cell>
          <table:table-cell table:formula="of:=[.C167]/100" office:value-type="float" office:value="0">
            <text:p>0</text:p>
          </table:table-cell>
        </table:table-row>
        <table:table-row table:style-name="ro1">
          <table:table-cell office:value-type="float" office:value="891.81">
            <text:p>891.81</text:p>
          </table:table-cell>
          <table:table-cell office:value-type="float" office:value="5.85063">
            <text:p>5.85063</text:p>
          </table:table-cell>
          <table:table-cell office:value-type="float" office:value="0">
            <text:p>0</text:p>
          </table:table-cell>
          <table:table-cell table:formula="of:=[.B168]/100" office:value-type="float" office:value="0.0585063">
            <text:p>0.0585063</text:p>
          </table:table-cell>
          <table:table-cell table:formula="of:=[.C168]/100" office:value-type="float" office:value="0">
            <text:p>0</text:p>
          </table:table-cell>
        </table:table-row>
        <table:table-row table:style-name="ro1">
          <table:table-cell office:value-type="float" office:value="895.45">
            <text:p>895.45</text:p>
          </table:table-cell>
          <table:table-cell office:value-type="float" office:value="3.97289">
            <text:p>3.97289</text:p>
          </table:table-cell>
          <table:table-cell office:value-type="float" office:value="0">
            <text:p>0</text:p>
          </table:table-cell>
          <table:table-cell table:formula="of:=[.B169]/100" office:value-type="float" office:value="0.0397289">
            <text:p>0.0397289</text:p>
          </table:table-cell>
          <table:table-cell table:formula="of:=[.C169]/100" office:value-type="float" office:value="0">
            <text:p>0</text:p>
          </table:table-cell>
        </table:table-row>
        <table:table-row table:style-name="ro1">
          <table:table-cell office:value-type="float" office:value="899.09">
            <text:p>899.09</text:p>
          </table:table-cell>
          <table:table-cell office:value-type="float" office:value="2.67319">
            <text:p>2.67319</text:p>
          </table:table-cell>
          <table:table-cell office:value-type="float" office:value="0">
            <text:p>0</text:p>
          </table:table-cell>
          <table:table-cell table:formula="of:=[.B170]/100" office:value-type="float" office:value="0.0267319">
            <text:p>0.0267319</text:p>
          </table:table-cell>
          <table:table-cell table:formula="of:=[.C170]/100" office:value-type="float" office:value="0">
            <text:p>0</text:p>
          </table:table-cell>
        </table:table-row>
        <table:table-row table:style-name="ro1">
          <table:table-cell office:value-type="float" office:value="905.157">
            <text:p>905.157</text:p>
          </table:table-cell>
          <table:table-cell office:value-type="float" office:value="1.08506">
            <text:p>1.08506</text:p>
          </table:table-cell>
          <table:table-cell office:value-type="float" office:value="0">
            <text:p>0</text:p>
          </table:table-cell>
          <table:table-cell table:formula="of:=[.B171]/100" office:value-type="float" office:value="0.0108506">
            <text:p>0.0108506</text:p>
          </table:table-cell>
          <table:table-cell table:formula="of:=[.C171]/100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4T16:53:34</dc:date>
    <dc:creator>timo </dc:creator>
    <meta:generator>LibreOffice/3.5$Linux_x86 LibreOffice_project/350m1$Build-2</meta:generator>
    <meta:editing-duration>PT14M</meta:editing-duration>
    <meta:editing-cycles>2</meta:editing-cycles>
    <meta:document-statistic meta:table-count="1" meta:cell-count="855" meta:object-count="0"/>
  </office:meta>
</office:document-meta>
</file>